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4.389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4.263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5.106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7.213cm" fo:break-before="auto" style:use-optimal-row-height="true"/>
    </style:style>
    <style:style style:name="ro15"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data-style-name="N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1"/>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table:style-name="ce2" office:value-type="string">
            <text:p>Label</text:p>
          </table:table-cell>
          <table:table-cell table:style-name="ce2" office:value-type="string">
            <text:p>Kommentar</text:p>
          </table:table-cell>
        </table:table-row>
        <table:table-row table:style-name="ro2">
          <table:table-cell office:value-type="float" office:value="14362739">
            <text:p>14362739</text:p>
          </table:table-cell>
          <table:table-cell office:value-type="float" office:value="-0.0447457401702801">
            <text:p>-0,0447457402</text:p>
          </table:table-cell>
          <table:table-cell office:value-type="string">
            <text:p>Der Verbrauchspreisindex macht für mich kein Sinn, wenn darin nicht auch steigende Kosten für Wohnraum berücksichtigt werden.</text:p>
          </table:table-cell>
          <table:table-cell office:value-type="float" office:value="-1">
            <text:p>-1</text:p>
          </table:table-cell>
          <table:table-cell/>
        </table:table-row>
        <table:table-row table:style-name="ro1">
          <table:table-cell office:value-type="float" office:value="14362731">
            <text:p>14362731</text:p>
          </table:table-cell>
          <table:table-cell office:value-type="float" office:value="-0.0142135182395577">
            <text:p>-0,0142135182</text:p>
          </table:table-cell>
          <table:table-cell office:value-type="string">
            <text:p>ist doch vollkommen egal solange die Diäten automatisiert erhöht werden.</text:p>
          </table:table-cell>
          <table:table-cell office:value-type="float" office:value="0">
            <text:p>0</text:p>
          </table:table-cell>
          <table:table-cell/>
        </table:table-row>
        <table:table-row table:style-name="ro2">
          <table:table-cell office:value-type="float" office:value="14362717">
            <text:p>14362717</text:p>
          </table:table-cell>
          <table:table-cell office:value-type="float" office:value="-0.199589466055234">
            <text:p>-0,1995894661</text:p>
          </table:table-cell>
          <table:table-cell office:value-type="string">
            <text:p>Das ist noch nicht das Ende, jeder der letztes Jahr seinen Job verloren hat stellt fest das alle Angebote ca 10 bis 20 % unter dem Altniveau liegen. Das wird sich dieses Jahr wohl auch nicht ändern</text:p>
          </table:table-cell>
          <table:table-cell office:value-type="float" office:value="0">
            <text:p>0</text:p>
          </table:table-cell>
          <table:table-cell office:value-type="string">
            <text:p>ggf negativ</text:p>
          </table:table-cell>
        </table:table-row>
        <table:table-row table:style-name="ro1">
          <table:table-cell office:value-type="float" office:value="14362704">
            <text:p>14362704</text:p>
          </table:table-cell>
          <table:table-cell office:value-type="float" office:value="-0.0823051474856887">
            <text:p>-0,0823051475</text:p>
          </table:table-cell>
          <table:table-cell office:value-type="string">
            <text:p>Ach darum ziehen die Konservativen Parteien das so in die Länge.</text:p>
          </table:table-cell>
          <table:table-cell office:value-type="float" office:value="-1">
            <text:p>-1</text:p>
          </table:table-cell>
          <table:table-cell/>
        </table:table-row>
        <table:table-row table:style-name="ro3">
          <table:table-cell office:value-type="float" office:value="14362651">
            <text:p>14362651</text:p>
          </table:table-cell>
          <table:table-cell office:value-type="float" office:value="-0.110101568202178">
            <text:p>-0,1101015682</text:p>
          </table:table-cell>
          <table:table-cell office:value-type="string">
            <text:p>Während die Milliardäre weiter ihr Vermögen steigern.</text:p>
            <text:p>Irgendwo muss das Geld ja herkommen.</text:p>
            <text:p/>
          </table:table-cell>
          <table:table-cell office:value-type="float" office:value="0">
            <text:p>0</text:p>
          </table:table-cell>
          <table:table-cell/>
        </table:table-row>
        <table:table-row table:style-name="ro3">
          <table:table-cell office:value-type="float" office:value="14358216">
            <text:p>14358216</text:p>
          </table:table-cell>
          <table:table-cell office:value-type="float" office:value="-0.0520001389086246">
            <text:p>-0,0520001389</text:p>
          </table:table-cell>
          <table:table-cell office:value-type="string">
            <text:p>Was soll dieser Bericht über das Spiel einer deutschen Mannschaft aus Sicht der Engländer? Herr Göbel kann das nach Übersetzung ins Englische jeder Zeitung auf der Insel anbieten. Den Liverpoolern wurde übrigens der Sieg durch zwei dumme Leipziger Fehler geschenkt. Wenn sich das nicht wiederholt gibt es im Rückspiel sogar noch eine Chance.</text:p>
          </table:table-cell>
          <table:table-cell office:value-type="float" office:value="0">
            <text:p>0</text:p>
          </table:table-cell>
          <table:table-cell/>
        </table:table-row>
        <table:table-row table:style-name="ro1">
          <table:table-cell office:value-type="float" office:value="14358204">
            <text:p>14358204</text:p>
          </table:table-cell>
          <table:table-cell office:value-type="float" office:value="0.0258370295632631">
            <text:p>0,0258370296</text:p>
          </table:table-cell>
          <table:table-cell office:value-type="string">
            <text:p>Balltechnik, Balleroberung: FCL 1, RB 3. Und nicht mehr und nicht weniger.</text:p>
          </table:table-cell>
          <table:table-cell office:value-type="float" office:value="0">
            <text:p>0</text:p>
          </table:table-cell>
          <table:table-cell/>
        </table:table-row>
        <table:table-row table:style-name="ro2">
          <table:table-cell office:value-type="float" office:value="14358184">
            <text:p>14358184</text:p>
          </table:table-cell>
          <table:table-cell office:value-type="float" office:value="0.000201857027908166">
            <text:p>0,000201857</text:p>
          </table:table-cell>
          <table:table-cell office:value-type="string">
            <text:p>Ohne Innenverteidiger ist es halt schwer. Ich denke aber, dass man in Liverpool das auch sieht und Kloppo nicht direkt absägt, wenn die Ziele in dieser Saison deutlich verfehlt werden. </text:p>
          </table:table-cell>
          <table:table-cell office:value-type="float" office:value="0">
            <text:p>0</text:p>
          </table:table-cell>
          <table:table-cell office:value-type="string">
            <text:p>ggf negativ</text:p>
          </table:table-cell>
        </table:table-row>
        <table:table-row table:style-name="ro2">
          <table:table-cell office:value-type="float" office:value="14358182">
            <text:p>14358182</text:p>
          </table:table-cell>
          <table:table-cell office:value-type="float" office:value="-0.0968286995775998">
            <text:p>-0,0968286996</text:p>
          </table:table-cell>
          <table:table-cell office:value-type="string">
            <text:p>Frage am Rande: Hab ich es nur überlesen, oder wurde der Austragungsort und die Begleitumstände dieses Spiels in dem Artikel nicht erwähnt? </text:p>
          </table:table-cell>
          <table:table-cell office:value-type="float" office:value="0">
            <text:p>0</text:p>
          </table:table-cell>
          <table:table-cell/>
        </table:table-row>
        <table:table-row table:style-name="ro1">
          <table:table-cell office:value-type="float" office:value="14356826">
            <text:p>14356826</text:p>
          </table:table-cell>
          <table:table-cell office:value-type="float" office:value="0.0841088399465661">
            <text:p>0,0841088399</text:p>
          </table:table-cell>
          <table:table-cell office:value-type="string">
            <text:p>Und, waren ihre Eltern, denen sie schließlich ihr Leben verdankte, mit dieser Tochter zufrieden?</text:p>
          </table:table-cell>
          <table:table-cell office:value-type="float" office:value="0">
            <text:p>0</text:p>
          </table:table-cell>
          <table:table-cell office:value-type="string">
            <text:p>ggf negativ</text:p>
          </table:table-cell>
        </table:table-row>
        <table:table-row table:style-name="ro1">
          <table:table-cell office:value-type="float" office:value="14356820">
            <text:p>14356820</text:p>
          </table:table-cell>
          <table:table-cell office:value-type="float" office:value="-0.089148536324501">
            <text:p>-0,0891485363</text:p>
          </table:table-cell>
          <table:table-cell office:value-type="string">
            <text:p>Mit 39 an der dritten Syphillisstufe zu sterben? Da kenne ich doch ein paar bessere Vorbilder, auch aus der gleichen Zeit.</text:p>
          </table:table-cell>
          <table:table-cell office:value-type="float" office:value="-1">
            <text:p>-1</text:p>
          </table:table-cell>
          <table:table-cell/>
        </table:table-row>
        <table:table-row table:style-name="ro2">
          <table:table-cell office:value-type="float" office:value="14356818">
            <text:p>14356818</text:p>
          </table:table-cell>
          <table:table-cell office:value-type="float" office:value="-0.0906800876061122">
            <text:p>-0,0906800876</text:p>
          </table:table-cell>
          <table:table-cell office:value-type="string">
            <text:p>Hat die Kombo "Volbeat" nicht einst ein mitreißendes Lied veröffentlicht mit dem Titel "Lola Montez" ?</text:p>
            <text:p>Eis der wenigen Titel der Rockmusik, die mir gefallen.</text:p>
          </table:table-cell>
          <table:table-cell office:value-type="float" office:value="1">
            <text:p>1</text:p>
          </table:table-cell>
          <table:table-cell/>
        </table:table-row>
        <table:table-row table:style-name="ro2">
          <table:table-cell office:value-type="float" office:value="14356814">
            <text:p>14356814</text:p>
          </table:table-cell>
          <table:table-cell office:value-type="float" office:value="-0.0555380061268806">
            <text:p>-0,0555380061</text:p>
          </table:table-cell>
          <table:table-cell office:value-type="string">
            <text:p>Witzige Geschichte aus einer anderen Zeit.</text:p>
            <text:p>Schlussfolgerungen auf die heutige Zeit sind wohl eher nicht angebracht.</text:p>
          </table:table-cell>
          <table:table-cell office:value-type="float" office:value="0">
            <text:p>0</text:p>
          </table:table-cell>
          <table:table-cell office:value-type="string">
            <text:p>ggf positiv</text:p>
          </table:table-cell>
        </table:table-row>
        <table:table-row table:style-name="ro1">
          <table:table-cell office:value-type="float" office:value="14356811">
            <text:p>14356811</text:p>
          </table:table-cell>
          <table:table-cell office:value-type="float" office:value="-0.033108022219191">
            <text:p>-0,0331080222</text:p>
          </table:table-cell>
          <table:table-cell office:value-type="string">
            <text:p>Es ist gut, dass hier die "urban legend", Ludwig I. sei wegen Lola Montez zurückgetreten, nicht übernommen wird.</text:p>
          </table:table-cell>
          <table:table-cell office:value-type="float" office:value="1">
            <text:p>1</text:p>
          </table:table-cell>
          <table:table-cell/>
        </table:table-row>
        <table:table-row table:style-name="ro1">
          <table:table-cell office:value-type="float" office:value="14356805">
            <text:p>14356805</text:p>
          </table:table-cell>
          <table:table-cell office:value-type="float" office:value="-0.0793678058932225">
            <text:p>-0,0793678059</text:p>
          </table:table-cell>
          <table:table-cell office:value-type="string">
            <text:p>Vorbild? Da gäb es doch eine Menge anderer Frauen, die mehr bewegt haben.</text:p>
          </table:table-cell>
          <table:table-cell office:value-type="float" office:value="-1">
            <text:p>-1</text:p>
          </table:table-cell>
          <table:table-cell/>
        </table:table-row>
        <table:table-row table:style-name="ro2">
          <table:table-cell office:value-type="float" office:value="14350293">
            <text:p>14350293</text:p>
          </table:table-cell>
          <table:table-cell office:value-type="float" office:value="0.0607008227839287">
            <text:p>0,0607008228</text:p>
          </table:table-cell>
          <table:table-cell office:value-type="string">
            <text:p>Ein erster Blick in das Urteil zeigt, dass Herr Ritter den Arzt in diesem Verfahren nicht vertreten hat. Eventuell ist er deshalb in so einigen wichtigen Punkten auch überrascht und ahnungslos. </text:p>
          </table:table-cell>
          <table:table-cell office:value-type="float" office:value="-1">
            <text:p>-1</text:p>
          </table:table-cell>
          <table:table-cell/>
        </table:table-row>
        <table:table-row table:style-name="ro4">
          <table:table-cell office:value-type="float" office:value="14350282">
            <text:p>14350282</text:p>
          </table:table-cell>
          <table:table-cell office:value-type="float" office:value="-0.0516417486748348">
            <text:p>-0,0516417487</text:p>
          </table:table-cell>
          <table:table-cell office:value-type="string">
            <text:p>vielleicht würden hier die juristischen definitionen von "verdacht" und "vermutung" weiterhelfen. eine polizistin erklärte mir nur kurz, dass man eine vermutung einfach so haben darf, ein verdacht jedoch speziell begründet sein müsse und im falle der nicht-bestätigung sogar beklagt werden dürfe.</text:p>
            <text:p>eine weitere frage wäre dann eben noch, ob die staatsanwalt aufgrund einer vermutung jemandes tätig wird.</text:p>
            <text:p>ich jedenfalls vermute lieber nur noch ;O)</text:p>
          </table:table-cell>
          <table:table-cell office:value-type="float" office:value="0">
            <text:p>0</text:p>
          </table:table-cell>
          <table:table-cell/>
        </table:table-row>
        <table:table-row table:style-name="ro2">
          <table:table-cell office:value-type="float" office:value="14350278">
            <text:p>14350278</text:p>
          </table:table-cell>
          <table:table-cell office:value-type="float" office:value="-0.0411719242110848">
            <text:p>-0,0411719242</text:p>
          </table:table-cell>
          <table:table-cell office:value-type="string">
            <text:p>Es wäre ja auch nicht völlig abwegig, erst einmal zu erklären, wie eine Kündigungsklage zum EGMR kommt. Dies gilt umso mehr, als mehrfach durchklingt, dass die Entscheidung von grundlegender Bedeutung sei ... </text:p>
          </table:table-cell>
          <table:table-cell office:value-type="float" office:value="0">
            <text:p>0</text:p>
          </table:table-cell>
          <table:table-cell office:value-type="string">
            <text:p>ggf negativ</text:p>
          </table:table-cell>
        </table:table-row>
        <table:table-row table:style-name="ro3">
          <table:table-cell office:value-type="float" office:value="14350276">
            <text:p>14350276</text:p>
          </table:table-cell>
          <table:table-cell office:value-type="float" office:value="0.0818684492260218">
            <text:p>0,0818684492</text:p>
          </table:table-cell>
          <table:table-cell office:value-type="string">
            <text:p>Frage: </text:p>
            <text:p/>
            <text:p>Weiß jemand was die Richter am EGMR eigentlich beruflich so machen? Würde mich doch sehr interessieren.</text:p>
          </table:table-cell>
          <table:table-cell office:value-type="float" office:value="-1">
            <text:p>-1</text:p>
          </table:table-cell>
          <table:table-cell office:value-type="string">
            <text:p>implizit</text:p>
          </table:table-cell>
        </table:table-row>
        <table:table-row table:style-name="ro2">
          <table:table-cell office:value-type="float" office:value="14350264">
            <text:p>14350264</text:p>
          </table:table-cell>
          <table:table-cell office:value-type="float" office:value="-0.00990746243769536">
            <text:p>-0,0099074624</text:p>
          </table:table-cell>
          <table:table-cell office:value-type="string">
            <text:p>Für mich sagt das Urteil, dass in der Rechtssprechung heutzutage manchmal wohl unternehmerische Interessen höher gewichtet werden können, als das Interesse der Allgemeinheit an der Durchsetzung von Recht.</text:p>
          </table:table-cell>
          <table:table-cell office:value-type="float" office:value="-1">
            <text:p>-1</text:p>
          </table:table-cell>
          <table:table-cell office:value-type="string">
            <text:p>implizit</text:p>
          </table:table-cell>
        </table:table-row>
        <table:table-row table:style-name="ro5">
          <table:table-cell office:value-type="float" office:value="14350258">
            <text:p>14350258</text:p>
          </table:table-cell>
          <table:table-cell office:value-type="float" office:value="-0.0791847251045207">
            <text:p>-0,0791847251</text:p>
          </table:table-cell>
          <table:table-cell office:value-type="string">
            <text:p>Nach dem was bekannt ist, war die Abgabe des Morphin-haltigen Medikaments sowohl in mehreren Fällen gar nicht angezeigt ( nicht für den Patienten geeignet) und in den anderen Fällen in unangemessen hoher Dosis verordnet, verabreicht worden. <text:s/></text:p>
            <text:p>Ich wüsste gerne, ob und wie dieser Tatbestand bei dem Urteilsspruch berücksichtigt wurde. </text:p>
            <text:p>Abgesehen davon dass auch die Betrachtung der Zulässigkeit des Schritts den Vorgesetzten anzuzeigen vom EGMR falsch gesehen wurde, halte ich es hier auch für zwingend geboten, die nachweisliche medizinische Fehlhandlung seitens des Vorgesetzten und die mehrfache Körperverletzung mit Todesfolge zu würdigen.</text:p>
            <text:p/>
          </table:table-cell>
          <table:table-cell office:value-type="float" office:value="-1">
            <text:p>-1</text:p>
          </table:table-cell>
          <table:table-cell office:value-type="string">
            <text:p>implizit</text:p>
          </table:table-cell>
        </table:table-row>
        <table:table-row table:style-name="ro4">
          <table:table-cell office:value-type="float" office:value="14350240">
            <text:p>14350240</text:p>
          </table:table-cell>
          <table:table-cell office:value-type="float" office:value="-0.0887731507730981">
            <text:p>-0,0887731508</text:p>
          </table:table-cell>
          <table:table-cell office:value-type="string">
            <text:p>Ein Arbeitnehmer hat sich primär loyal gegenüber seinem Arbeitgeber zu verhalten. Informationen der Öffentlichkeit und private Aufklärungsneigung sind demgegenüber sekundär. Es müssen also schon einige Fakten gesichert und die innerbetrieblichen Mechanismen ausgeschöpft sein, bevor ich mich an die Öffentlichkeit wende. In Kleinbetrieben kann die zweite Voraussetzung wahrscheinlich schnell erfüllt sein, größere Betriebe, die gut organisiert sind, haben für solche Fälle schon längst eine Anlaufstelle geschaffen.</text:p>
          </table:table-cell>
          <table:table-cell office:value-type="float" office:value="0">
            <text:p>0</text:p>
          </table:table-cell>
          <table:table-cell/>
        </table:table-row>
        <table:table-row table:style-name="ro1">
          <table:table-cell office:value-type="float" office:value="14348853">
            <text:p>14348853</text:p>
          </table:table-cell>
          <table:table-cell office:value-type="float" office:value="-0.0497834990134531">
            <text:p>-0,049783499</text:p>
          </table:table-cell>
          <table:table-cell office:value-type="string">
            <text:p>Vielleicht war sie mit "Rosemary's Baby, Teil 2" beschäftigt?</text:p>
          </table:table-cell>
          <table:table-cell office:value-type="float" office:value="0">
            <text:p>0</text:p>
          </table:table-cell>
          <table:table-cell/>
        </table:table-row>
        <table:table-row table:style-name="ro1">
          <table:table-cell office:value-type="float" office:value="14348852">
            <text:p>14348852</text:p>
          </table:table-cell>
          <table:table-cell office:value-type="float" office:value="-0.103673324609796">
            <text:p>-0,1036733246</text:p>
          </table:table-cell>
          <table:table-cell office:value-type="string">
            <text:p>Wird dann bald das Retortenbaby präsentiert- wenn es aufgefüttert ist-ganz der sog. Papa?</text:p>
          </table:table-cell>
          <table:table-cell office:value-type="float" office:value="0">
            <text:p>0</text:p>
          </table:table-cell>
          <table:table-cell/>
        </table:table-row>
        <table:table-row table:style-name="ro2">
          <table:table-cell office:value-type="float" office:value="14348851">
            <text:p>14348851</text:p>
          </table:table-cell>
          <table:table-cell office:value-type="float" office:value="-0.0917804503963756">
            <text:p>-0,0917804504</text:p>
          </table:table-cell>
          <table:table-cell office:value-type="string">
            <text:p>Das Original hatte vielleicht seine Manneskraft beleidigt und kam vor die Flak. Die Doppelgängerin musste dann erst eingelernt werden.</text:p>
          </table:table-cell>
          <table:table-cell office:value-type="float" office:value="0">
            <text:p>0</text:p>
          </table:table-cell>
          <table:table-cell/>
        </table:table-row>
        <table:table-row table:style-name="ro1">
          <table:table-cell office:value-type="float" office:value="14348850">
            <text:p>14348850</text:p>
          </table:table-cell>
          <table:table-cell office:value-type="float" office:value="-0.0267519300667421">
            <text:p>-0,0267519301</text:p>
          </table:table-cell>
          <table:table-cell office:value-type="string">
            <text:p>Es kann davon ausgegangen werden, dass die Dame auch "zurückgezogen" nicht schlecht gelebt hat :-(</text:p>
          </table:table-cell>
          <table:table-cell office:value-type="float" office:value="0">
            <text:p>0</text:p>
          </table:table-cell>
          <table:table-cell/>
        </table:table-row>
        <table:table-row table:style-name="ro1">
          <table:table-cell office:value-type="float" office:value="14348849">
            <text:p>14348849</text:p>
          </table:table-cell>
          <table:table-cell office:value-type="float" office:value="0.0418606431533893">
            <text:p>0,0418606432</text:p>
          </table:table-cell>
          <table:table-cell office:value-type="string">
            <text:p>Sabbatical, Fremd gegangen. oder Doppelgängerin</text:p>
          </table:table-cell>
          <table:table-cell office:value-type="float" office:value="0">
            <text:p>0</text:p>
          </table:table-cell>
          <table:table-cell/>
        </table:table-row>
        <table:table-row table:style-name="ro3">
          <table:table-cell office:value-type="float" office:value="14348842">
            <text:p>14348842</text:p>
          </table:table-cell>
          <table:table-cell office:value-type="float" office:value="-0.0288800137738387">
            <text:p>-0,0288800138</text:p>
          </table:table-cell>
          <table:table-cell office:value-type="string">
            <text:p>War die schwanger? Die sind doch lang genug verheiratet. Wundert einen, dass da noch kein Nachwuchs da ist. Was passiert mit der Kim Dynastie, wenn Un unerwartet dahin gerafft wird? Wie hat NK das mit dem früheren Nachwuchs eigentlich gemacht? War das groß in den Medien, oder eher verheimlicht?</text:p>
          </table:table-cell>
          <table:table-cell office:value-type="float" office:value="0">
            <text:p>0</text:p>
          </table:table-cell>
          <table:table-cell/>
        </table:table-row>
        <table:table-row table:style-name="ro1">
          <table:table-cell office:value-type="float" office:value="14348830">
            <text:p>14348830</text:p>
          </table:table-cell>
          <table:table-cell office:value-type="float" office:value="-0.0059822623928388">
            <text:p>-0,0059822624</text:p>
          </table:table-cell>
          <table:table-cell office:value-type="string">
            <text:p>Die wirklich spannende Frage ist doch, wie der General rechts dahinter noch seine Uniform auf- und zuknöpft?</text:p>
          </table:table-cell>
          <table:table-cell office:value-type="float" office:value="0">
            <text:p>0</text:p>
          </table:table-cell>
          <table:table-cell/>
        </table:table-row>
        <table:table-row table:style-name="ro1">
          <table:table-cell office:value-type="float" office:value="14348807">
            <text:p>14348807</text:p>
          </table:table-cell>
          <table:table-cell office:value-type="float" office:value="-0.0757402858386437">
            <text:p>-0,0757402858</text:p>
          </table:table-cell>
          <table:table-cell office:value-type="string">
            <text:p>Wann platzt das kleine Dickerchen eigentlich?</text:p>
          </table:table-cell>
          <table:table-cell office:value-type="float" office:value="0">
            <text:p>0</text:p>
          </table:table-cell>
          <table:table-cell/>
        </table:table-row>
        <table:table-row table:style-name="ro1">
          <table:table-cell office:value-type="float" office:value="14348788">
            <text:p>14348788</text:p>
          </table:table-cell>
          <table:table-cell office:value-type="float" office:value="-0.0558930300176144">
            <text:p>-0,05589303</text:p>
          </table:table-cell>
          <table:table-cell office:value-type="string">
            <text:p>Wen interessiert das? </text:p>
          </table:table-cell>
          <table:table-cell office:value-type="float" office:value="0">
            <text:p>0</text:p>
          </table:table-cell>
          <table:table-cell/>
        </table:table-row>
        <table:table-row table:style-name="ro1">
          <table:table-cell office:value-type="float" office:value="14348786">
            <text:p>14348786</text:p>
          </table:table-cell>
          <table:table-cell office:value-type="float" office:value="-0.195436542232831">
            <text:p>-0,1954365422</text:p>
          </table:table-cell>
          <table:table-cell office:value-type="string">
            <text:p>Er ist Nicki Minai? </text:p>
          </table:table-cell>
          <table:table-cell office:value-type="float" office:value="0">
            <text:p>0</text:p>
          </table:table-cell>
          <table:table-cell/>
        </table:table-row>
        <table:table-row table:style-name="ro4">
          <table:table-cell office:value-type="float" office:value="14343547">
            <text:p>14343547</text:p>
          </table:table-cell>
          <table:table-cell office:value-type="float" office:value="-0.0627423088687162">
            <text:p>-0,0627423089</text:p>
          </table:table-cell>
          <table:table-cell office:value-type="string">
            <text:p>Mal eine Frage: Warum hat die VN bisher sich bei den Menschenrechtsverletzungen der Herrschenden in Peking u.a. an den Uiguren und in Tibet regelmäßig weggeduckt und geschwiegen; in kleineren Ländern hingegen wie Myanmar zurecht aber laut das Wort ergriffen.</text:p>
            <text:p/>
            <text:p>Heißt das in der globalen Machtpolitik: Die Kleinen fasst man und die Großen lässt man laufen?</text:p>
          </table:table-cell>
          <table:table-cell office:value-type="float" office:value="-1">
            <text:p>-1</text:p>
          </table:table-cell>
          <table:table-cell/>
        </table:table-row>
        <table:table-row table:style-name="ro2">
          <table:table-cell office:value-type="float" office:value="14343540">
            <text:p>14343540</text:p>
          </table:table-cell>
          <table:table-cell office:value-type="float" office:value="0.0655031251565864">
            <text:p>0,0655031252</text:p>
          </table:table-cell>
          <table:table-cell office:value-type="string">
            <text:p>Das Militär hatte noch nie viel Loyalität.</text:p>
            <text:p>Suu Kyi schon und sogar überwältigende Loyalität. Damit soll jetzt Schluss sein.</text:p>
          </table:table-cell>
          <table:table-cell office:value-type="float" office:value="0">
            <text:p>0</text:p>
          </table:table-cell>
          <table:table-cell office:value-type="string">
            <text:p>mehrdeutig je nach Begriff</text:p>
          </table:table-cell>
        </table:table-row>
        <table:table-row table:style-name="ro1">
          <table:table-cell office:value-type="float" office:value="14343539">
            <text:p>14343539</text:p>
          </table:table-cell>
          <table:table-cell office:value-type="float" office:value="-0.074933231032143">
            <text:p>-0,074933231</text:p>
          </table:table-cell>
          <table:table-cell office:value-type="string">
            <text:p>Wenn Militär sich im Krieg wähnt mit der eigenen Bevölkerung, könnte seine Loyalität abhanden gekommen sein.</text:p>
          </table:table-cell>
          <table:table-cell office:value-type="float" office:value="-1">
            <text:p>-1</text:p>
          </table:table-cell>
          <table:table-cell office:value-type="string">
            <text:p>implizit</text:p>
          </table:table-cell>
        </table:table-row>
        <table:table-row table:style-name="ro1">
          <table:table-cell office:value-type="float" office:value="14343537">
            <text:p>14343537</text:p>
          </table:table-cell>
          <table:table-cell office:value-type="float" office:value="-0.0884079451983174">
            <text:p>-0,0884079452</text:p>
          </table:table-cell>
          <table:table-cell office:value-type="string">
            <text:p>Was ist wenn die Armee ein Massaker anrichtet? Wäre die Staatengemeinschaft bereit zu intervenieren?</text:p>
          </table:table-cell>
          <table:table-cell office:value-type="float" office:value="0">
            <text:p>0</text:p>
          </table:table-cell>
          <table:table-cell office:value-type="string">
            <text:p>deskriptiver Stil, negativer Inhalt</text:p>
          </table:table-cell>
        </table:table-row>
        <table:table-row table:style-name="ro1">
          <table:table-cell office:value-type="float" office:value="14343536">
            <text:p>14343536</text:p>
          </table:table-cell>
          <table:table-cell office:value-type="float" office:value="-0.0868500842819534">
            <text:p>-0,0868500843</text:p>
          </table:table-cell>
          <table:table-cell office:value-type="string">
            <text:p>Ich befürchte, dem Militär ist die Meinung der Weltöffentlichkeit völlig egal, solange China hinter ihm steht.</text:p>
          </table:table-cell>
          <table:table-cell office:value-type="float" office:value="0">
            <text:p>0</text:p>
          </table:table-cell>
          <table:table-cell office:value-type="string">
            <text:p>deskriptiver Stil, negativer Inhalt</text:p>
          </table:table-cell>
        </table:table-row>
        <table:table-row table:style-name="ro3">
          <table:table-cell office:value-type="float" office:value="14343534">
            <text:p>14343534</text:p>
          </table:table-cell>
          <table:table-cell office:value-type="float" office:value="0.0170557760090257">
            <text:p>0,017055776</text:p>
          </table:table-cell>
          <table:table-cell office:value-type="string">
            <text:p>Als es gegen die muslimische Minderheit der Rohinga ging hat man im Westen weggeschaut und sogar weiter militärisch mit Myanmar zusammengearbeitet.</text:p>
            <text:p>Nun wo Buddhisten gegen Buddhisten kämpfen ist der Westen aktiver.</text:p>
          </table:table-cell>
          <table:table-cell office:value-type="float" office:value="0">
            <text:p>0</text:p>
          </table:table-cell>
          <table:table-cell office:value-type="string">
            <text:p>deskriptiver Stil, negativer Inhalt</text:p>
          </table:table-cell>
        </table:table-row>
        <table:table-row table:style-name="ro6">
          <table:table-cell office:value-type="float" office:value="14342407">
            <text:p>14342407</text:p>
          </table:table-cell>
          <table:table-cell office:value-type="float" office:value="-0.0106908312688271">
            <text:p>-0,0106908313</text:p>
          </table:table-cell>
          <table:table-cell office:value-type="string">
            <text:p>Schön, dass Dubai gerade eine riesige Marketing-Kampagne fährt bei der Massenhaft deutsche youtube-Influencer 'eingekauft' werden.</text:p>
            <text:p>Die deutschen Influencer ziehen gerade massenhaft nach Dubai und erzählen in ihren Videos nur noch wie toll Dubai sei.</text:p>
            <text:p>Ein neue Art der Prostitution.</text:p>
          </table:table-cell>
          <table:table-cell office:value-type="float" office:value="-1">
            <text:p>-1</text:p>
          </table:table-cell>
          <table:table-cell office:value-type="string">
            <text:p>ironie</text:p>
          </table:table-cell>
        </table:table-row>
        <table:table-row table:style-name="ro3">
          <table:table-cell office:value-type="float" office:value="14342406">
            <text:p>14342406</text:p>
          </table:table-cell>
          <table:table-cell office:value-type="float" office:value="-0.0132979871705174">
            <text:p>-0,0132979872</text:p>
          </table:table-cell>
          <table:table-cell office:value-type="string">
            <text:p>Wer Englisch kann und Spaß hat, so eine Fluchtgeschichte als Thriller zu lesen: In "Blink" von Ted Dekker kommt die Prinzessin aus Saudi-Arabien und ihr Fluchthelfer ist ein überintelligenter College-Student, der verschiedene parallele Zukunftsstränge sehen kann. Aber das Drumherum der misogynen Unterdrückung dürfte stimmig sein. </text:p>
          </table:table-cell>
          <table:table-cell office:value-type="float" office:value="1">
            <text:p>1</text:p>
          </table:table-cell>
          <table:table-cell/>
        </table:table-row>
        <table:table-row table:style-name="ro1">
          <table:table-cell office:value-type="float" office:value="14342401">
            <text:p>14342401</text:p>
          </table:table-cell>
          <table:table-cell office:value-type="float" office:value="-0.0340229943394661">
            <text:p>-0,0340229943</text:p>
          </table:table-cell>
          <table:table-cell office:value-type="string">
            <text:p>@Oliver-Sie meinen den Vater, oder? Ich dachte zuerst, Sie meinen Latifa.</text:p>
          </table:table-cell>
          <table:table-cell office:value-type="float" office:value="0">
            <text:p>0</text:p>
          </table:table-cell>
          <table:table-cell/>
        </table:table-row>
        <table:table-row table:style-name="ro6">
          <table:table-cell office:value-type="float" office:value="14334879">
            <text:p>14334879</text:p>
          </table:table-cell>
          <table:table-cell office:value-type="float" office:value="0.01765175612915">
            <text:p>0,0176517561</text:p>
          </table:table-cell>
          <table:table-cell office:value-type="string">
            <text:p>"Wie lautet die häufigste Kritik in den Medien an Präsident Putin?"</text:p>
            <text:p/>
            <text:p>Sowas in der Art wie, ja es gibt kleiner Misstände. Er erlaubt in seinen PKs gelegentlich mal leise Kritik und inszeniert sich dann zerknirscht als jemand, der es ja eben nicht überall gleichzeitig sein kann, um aufzupassen.</text:p>
          </table:table-cell>
          <table:table-cell office:value-type="float" office:value="-1">
            <text:p>-1</text:p>
          </table:table-cell>
          <table:table-cell office:value-type="string">
            <text:p>implizit</text:p>
          </table:table-cell>
        </table:table-row>
        <table:table-row table:style-name="ro1">
          <table:table-cell office:value-type="float" office:value="14334867">
            <text:p>14334867</text:p>
          </table:table-cell>
          <table:table-cell office:value-type="float" office:value="-0.0257998259815698">
            <text:p>-0,025799826</text:p>
          </table:table-cell>
          <table:table-cell office:value-type="string">
            <text:p>Lesen sie dazu die Lewada Umfrage.</text:p>
          </table:table-cell>
          <table:table-cell office:value-type="float" office:value="0">
            <text:p>0</text:p>
          </table:table-cell>
          <table:table-cell/>
        </table:table-row>
        <table:table-row table:style-name="ro1">
          <table:table-cell office:value-type="float" office:value="14334866">
            <text:p>14334866</text:p>
          </table:table-cell>
          <table:table-cell office:value-type="float" office:value="-0.151777543127537">
            <text:p>-0,1517775431</text:p>
          </table:table-cell>
          <table:table-cell office:value-type="string">
            <text:p>Und wann zeigt das russische Staatsfernsehen die diskuszvon Putin mit der Opposition?</text:p>
          </table:table-cell>
          <table:table-cell office:value-type="float" office:value="0">
            <text:p>0</text:p>
          </table:table-cell>
          <table:table-cell/>
        </table:table-row>
        <table:table-row table:style-name="ro3">
          <table:table-cell office:value-type="float" office:value="14334864">
            <text:p>14334864</text:p>
          </table:table-cell>
          <table:table-cell office:value-type="float" office:value="-0.0725801534329851">
            <text:p>-0,0725801534</text:p>
          </table:table-cell>
          <table:table-cell office:value-type="string">
            <text:p>Ich vermute, dass sie sich gut auskennen mit dem russischen Fernsehen. Deswegen habe ich eine ernstgemeinte Frage:</text:p>
            <text:p/>
            <text:p>Wie lautet die häufigste Kritik in den Medien an Präsident Putin?</text:p>
          </table:table-cell>
          <table:table-cell office:value-type="float" office:value="0">
            <text:p>0</text:p>
          </table:table-cell>
          <table:table-cell/>
        </table:table-row>
        <table:table-row table:style-name="ro3">
          <table:table-cell office:value-type="float" office:value="14334862">
            <text:p>14334862</text:p>
          </table:table-cell>
          <table:table-cell office:value-type="float" office:value="-0.0656365648610517">
            <text:p>-0,0656365649</text:p>
          </table:table-cell>
          <table:table-cell office:value-type="string">
            <text:p>Putin arbeitet auch mit 'dem Westen' zusammen, z.B. in der OSZE, Abrüstungsverträgen, Nordstream, etc. </text:p>
            <text:p/>
            <text:p>Ihr Argument ist Quatsch und zeugt davon, dass sie die Russen für dumm halten.</text:p>
          </table:table-cell>
          <table:table-cell office:value-type="float" office:value="-1">
            <text:p>-1</text:p>
          </table:table-cell>
          <table:table-cell/>
        </table:table-row>
        <table:table-row table:style-name="ro6">
          <table:table-cell office:value-type="float" office:value="14334860">
            <text:p>14334860</text:p>
          </table:table-cell>
          <table:table-cell office:value-type="float" office:value="-0.231133515636126">
            <text:p>-0,2311335156</text:p>
          </table:table-cell>
          <table:table-cell office:value-type="string">
            <text:p>Das youtube-Video "Putin's Palace" ist auch im dreistelligen Millionenbereich...</text:p>
            <text:p/>
            <text:p>Sie müssen schon einsehen, dass es ein starke Kritik an Putin gibt. Aber das werden Sie nicht im russischen Fernsehen entdecken.</text:p>
          </table:table-cell>
          <table:table-cell office:value-type="float" office:value="0">
            <text:p>0</text:p>
          </table:table-cell>
          <table:table-cell office:value-type="string">
            <text:p>ggf negativ</text:p>
          </table:table-cell>
        </table:table-row>
        <table:table-row table:style-name="ro4">
          <table:table-cell office:value-type="float" office:value="14334854">
            <text:p>14334854</text:p>
          </table:table-cell>
          <table:table-cell office:value-type="float" office:value="-0.0186361911473796">
            <text:p>-0,0186361911</text:p>
          </table:table-cell>
          <table:table-cell office:value-type="string">
            <text:p>Tripitaka </text:p>
            <text:p>Die Bundeszentrale für politische Bildung, hat in keiner ihrer Schriften zu diesem Thema Stellung bezogen. Maßgebend sind die Statuten des Europarat, die gleichzeitig den EGMR regelt. Dieses Regelwerk wurde von Russland unterzeichnet und ist gültig. Die Justiz in England bearbeitet den Fall Herrn Assange, nach rechtsstaatlichen Verfahren. Ob alles moralisch korrekt ist, dass kann jeder für sich selbst entscheiden, hat aber nichts mit der Justiz in England zutun. </text:p>
          </table:table-cell>
          <table:table-cell office:value-type="float" office:value="0">
            <text:p>0</text:p>
          </table:table-cell>
          <table:table-cell/>
        </table:table-row>
        <table:table-row table:style-name="ro1">
          <table:table-cell office:value-type="float" office:value="14334851">
            <text:p>14334851</text:p>
          </table:table-cell>
          <table:table-cell office:value-type="float" office:value="-0.0327593331846098">
            <text:p>-0,0327593332</text:p>
          </table:table-cell>
          <table:table-cell office:value-type="string">
            <text:p>Oh, dann halte ich die Russen aber für schlauer als Sie.</text:p>
          </table:table-cell>
          <table:table-cell office:value-type="float" office:value="0">
            <text:p>0</text:p>
          </table:table-cell>
          <table:table-cell office:value-type="string">
            <text:p>mehrdeutig je nach Begriff</text:p>
          </table:table-cell>
        </table:table-row>
        <table:table-row table:style-name="ro6">
          <table:table-cell office:value-type="float" office:value="14334837">
            <text:p>14334837</text:p>
          </table:table-cell>
          <table:table-cell office:value-type="float" office:value="-0.0875468204418818">
            <text:p>-0,0875468204</text:p>
          </table:table-cell>
          <table:table-cell office:value-type="string">
            <text:p>So dann halten wir mal fest. Alle angebrachten Argumente von Russicher Seite, konnten wir problemlos wiederlegen. Wir haben die entsprechenden Quellen, wie die Statuten des Europarates geliefert. An Hand des Herrn Assange, wurde der Russischen Seite erklärt, wie ein rechtsstaatliches Verfahren funktioniert. Auch die Behauptung das nie NATO Staaten verurteilt werden, haben wir wiederlegen können, da Deutschland auch schon verurteilt wurde. </text:p>
          </table:table-cell>
          <table:table-cell office:value-type="float" office:value="0">
            <text:p>0</text:p>
          </table:table-cell>
          <table:table-cell office:value-type="string">
            <text:p>deskriptiver Stil, negativer Inhalt</text:p>
          </table:table-cell>
        </table:table-row>
        <table:table-row table:style-name="ro1">
          <table:table-cell office:value-type="float" office:value="14334785">
            <text:p>14334785</text:p>
          </table:table-cell>
          <table:table-cell office:value-type="float" office:value="-0.0986334588378668">
            <text:p>-0,0986334588</text:p>
          </table:table-cell>
          <table:table-cell office:value-type="string">
            <text:p>Und nochmal die Frage: hat er wirklich einen Online-Zugang im Gefängnis?</text:p>
          </table:table-cell>
          <table:table-cell office:value-type="float" office:value="0">
            <text:p>0</text:p>
          </table:table-cell>
          <table:table-cell office:value-type="string">
            <text:p>ggf negativ</text:p>
          </table:table-cell>
        </table:table-row>
        <table:table-row table:style-name="ro1">
          <table:table-cell office:value-type="float" office:value="14334672">
            <text:p>14334672</text:p>
          </table:table-cell>
          <table:table-cell office:value-type="float" office:value="-0.035274280468002">
            <text:p>-0,0352742805</text:p>
          </table:table-cell>
          <table:table-cell office:value-type="string">
            <text:p>Herrgott- hört dieses Schmierentheater denn niemals auf? </text:p>
          </table:table-cell>
          <table:table-cell office:value-type="float" office:value="-1">
            <text:p>-1</text:p>
          </table:table-cell>
          <table:table-cell/>
        </table:table-row>
        <table:table-row table:style-name="ro2">
          <table:table-cell office:value-type="float" office:value="14334658">
            <text:p>14334658</text:p>
          </table:table-cell>
          <table:table-cell office:value-type="float" office:value="0.096114404967769">
            <text:p>0,096114405</text:p>
          </table:table-cell>
          <table:table-cell office:value-type="string">
            <text:p>Urteile des EGMR sind für alle betroffenen Staaten bindend, somit auch für Russland. Das kann ganz einfach gegoogelt werden.</text:p>
          </table:table-cell>
          <table:table-cell office:value-type="float" office:value="0">
            <text:p>0</text:p>
          </table:table-cell>
          <table:table-cell/>
        </table:table-row>
        <table:table-row table:style-name="ro2">
          <table:table-cell office:value-type="float" office:value="14334614">
            <text:p>14334614</text:p>
          </table:table-cell>
          <table:table-cell office:value-type="float" office:value="-0.0343660848254027">
            <text:p>-0,0343660848</text:p>
          </table:table-cell>
          <table:table-cell office:value-type="string">
            <text:p>Dann kann sich Russland direkt aus allen internationalen Verträgen und Institutionen zurückziehen. Mitsprache bedeutet auch Verpflichtungen. Wie Russland zu seinem Wort steht (Verträge, falls das einer nicht kapiert), sieht man immer wieder.</text:p>
          </table:table-cell>
          <table:table-cell office:value-type="float" office:value="0">
            <text:p>0</text:p>
          </table:table-cell>
          <table:table-cell office:value-type="string">
            <text:p>deskriptiver Stil, negativer Inhalt</text:p>
          </table:table-cell>
        </table:table-row>
        <table:table-row table:style-name="ro7">
          <table:table-cell office:value-type="float" office:value="14334474">
            <text:p>14334474</text:p>
          </table:table-cell>
          <table:table-cell office:value-type="float" office:value="-0.0945832685877879">
            <text:p>-0,0945832686</text:p>
          </table:table-cell>
          <table:table-cell office:value-type="string">
            <text:p>Nun gut, damit hat Russland sich offiziell aus der europäischen Menschenrechtskonvention verabschiedet.</text:p>
            <text:p/>
            <text:p>Man erinnere sich: Die vor seiner Vergiftung vom gleichen Gerichtshof bestimmte Entschädigung für die unrechtmäßige Verhaftung von Nawalny haben die Russen damals anstandslos gezahlt und damit die Fehlerhaftigkeit des inländischen Urteils klaglos anerkannt - aber dann, mit hoher Dialektik, das gleiche inländische Urteil bei seiner erneuten Verhaftung als Grundlage herangezogen. Schon krass.</text:p>
            <text:p/>
            <text:p>P.S. Der europäische Gerichtshof ist nur für Staaten zuständig, die sich ausdrücklich seiner Rechtsprechung unterworfen haben. Die USA hat das natürlich nicht. Die Russen gehen jetzt einen Schritt weiter und nehmen nicht nur nicht teil, sondern brechen ganz selbstverständlich internationale Verträge, ohne Kündigung oder vergleichbare Formalitäten.</text:p>
          </table:table-cell>
          <table:table-cell office:value-type="float" office:value="-1">
            <text:p>-1</text:p>
          </table:table-cell>
          <table:table-cell/>
        </table:table-row>
        <table:table-row table:style-name="ro4">
          <table:table-cell office:value-type="float" office:value="14334425">
            <text:p>14334425</text:p>
          </table:table-cell>
          <table:table-cell office:value-type="float" office:value="0.0409689084626734">
            <text:p>0,0409689085</text:p>
          </table:table-cell>
          <table:table-cell office:value-type="string">
            <text:p>Der Nawalny soll mal ganz ruhig sein mit seiner rechtsradikalen Vergangenheit. Dazu gibt es genügend Bilder und Beweise. Auch bei der Bürgermeisterwahl Tschetschenen als Kakerlaken zu bezeichnen war auch nicht i.O. Auch dazu gibt es genügend Aufzeichnungen und kann stichhaltig belegt werden.</text:p>
            <text:p/>
            <text:p>Der Kerl ist ein absoluter Populist und steht Herrn Putin in dieser Hinsicht in keinster Weise nach.</text:p>
          </table:table-cell>
          <table:table-cell office:value-type="float" office:value="-1">
            <text:p>-1</text:p>
          </table:table-cell>
          <table:table-cell/>
        </table:table-row>
        <table:table-row table:style-name="ro2">
          <table:table-cell office:value-type="float" office:value="14334409">
            <text:p>14334409</text:p>
          </table:table-cell>
          <table:table-cell office:value-type="float" office:value="-0.100126945607675">
            <text:p>-0,1001269456</text:p>
          </table:table-cell>
          <table:table-cell office:value-type="string">
            <text:p>"Er verwies auf die neue Verfassung, die nationale Interessen Russlands über internationales Recht stellt." </text:p>
            <text:p>Machen das die USA nicht auch? <text:s text:c="2"/></text:p>
          </table:table-cell>
          <table:table-cell office:value-type="float" office:value="-1">
            <text:p>-1</text:p>
          </table:table-cell>
          <table:table-cell/>
        </table:table-row>
        <table:table-row table:style-name="ro4">
          <table:table-cell office:value-type="float" office:value="14334396">
            <text:p>14334396</text:p>
          </table:table-cell>
          <table:table-cell office:value-type="float" office:value="-0.0304708924765388">
            <text:p>-0,0304708925</text:p>
          </table:table-cell>
          <table:table-cell office:value-type="string">
            <text:p>Lawrow hatte doch erst vor wenigen Tagen geäußert, dass Russland seine Beziehungen zur EU letztendlich gegen Null fahren muss, wenn die EU ihre Hetze gegen sein Land weiterhin so betreibt.</text:p>
            <text:p>Mit seiner Forderung greift das Menschenrechtsgericht wegen Nawalny jetzt das gesamte Justizsystem von Russland an. Damit steht die Russlandphobie dieses Gerichts in bestem Einklang mit der von Lawrow angeprangerten westlichen Hetze.</text:p>
            <text:p>Den Russen bleibt gar nichts anderes übrig, als sich anderen Partnern zuzuwenden.</text:p>
          </table:table-cell>
          <table:table-cell office:value-type="float" office:value="0">
            <text:p>0</text:p>
          </table:table-cell>
          <table:table-cell office:value-type="string">
            <text:p>mehrdeutig je nach Begriff</text:p>
          </table:table-cell>
        </table:table-row>
        <table:table-row table:style-name="ro1">
          <table:table-cell office:value-type="float" office:value="14334392">
            <text:p>14334392</text:p>
          </table:table-cell>
          <table:table-cell office:value-type="float" office:value="-0.0236591101274826">
            <text:p>-0,0236591101</text:p>
          </table:table-cell>
          <table:table-cell office:value-type="string">
            <text:p>Mal schauen ob Haaland bis Vertragslaufzeitende für den BvB spielt.</text:p>
          </table:table-cell>
          <table:table-cell office:value-type="float" office:value="0">
            <text:p>0</text:p>
          </table:table-cell>
          <table:table-cell/>
        </table:table-row>
        <table:table-row table:style-name="ro6">
          <table:table-cell office:value-type="float" office:value="14332631">
            <text:p>14332631</text:p>
          </table:table-cell>
          <table:table-cell office:value-type="float" office:value="-0.0710708621578912">
            <text:p>-0,0710708622</text:p>
          </table:table-cell>
          <table:table-cell office:value-type="string">
            <text:p>Die Wahrheit: Es gibt Menschen, die sich in der sogenannten dritten Welt tagtäglich mit landwirtschaftlicher (Schwerst-)Arbeit abrackern, Abfall und Müll nach noch Verwertbarem durchstöbern, oder sich zwangsweise von Großunternehmen übervorteilen lassen!? Und dann gibt es da noch einige Menschen, die im Silicon-Valley oder den "Hamptons" aufwachen, und per Insider-Informationen und Knopfdruck Milliarden verdienen.</text:p>
          </table:table-cell>
          <table:table-cell office:value-type="float" office:value="-1">
            <text:p>-1</text:p>
          </table:table-cell>
          <table:table-cell office:value-type="string">
            <text:p>mehrdeutig je nach Begriff</text:p>
          </table:table-cell>
        </table:table-row>
        <table:table-row table:style-name="ro4">
          <table:table-cell office:value-type="float" office:value="14328017">
            <text:p>14328017</text:p>
          </table:table-cell>
          <table:table-cell office:value-type="float" office:value="0.0981176130433899">
            <text:p>0,098117613</text:p>
          </table:table-cell>
          <table:table-cell office:value-type="string">
            <text:p>"Besonders hob sie die Hilfe eines Mannes namens Dieumerci hervor, der ihr völlig deformiertes Bein zunächst ruhig gestellt habe."</text:p>
            <text:p/>
            <text:p>Gut, dass Dieumerci ruhig war, als er ihr Bein gestellt hat. Noch besser wäre es gewesen, wenn er ihr Bein ruhiggestellt hätte.</text:p>
          </table:table-cell>
          <table:table-cell office:value-type="float" office:value="-1">
            <text:p>-1</text:p>
          </table:table-cell>
          <table:table-cell office:value-type="string">
            <text:p>implizit</text:p>
          </table:table-cell>
        </table:table-row>
        <table:table-row table:style-name="ro2">
          <table:table-cell office:value-type="float" office:value="14328016">
            <text:p>14328016</text:p>
          </table:table-cell>
          <table:table-cell office:value-type="float" office:value="-0.0251349362855156">
            <text:p>-0,0251349363</text:p>
          </table:table-cell>
          <table:table-cell office:value-type="string">
            <text:p>Für die geleistete Hilfe ist das eigentlich unwesentlich, aber Spiegel online hätte gerne recherchieren dürfen, warum Frau Judd dort war. Ein Florist hier hat darauf hingewiesen, dass es in Rahmen eines ihrer Hilfsprojekte war. </text:p>
          </table:table-cell>
          <table:table-cell office:value-type="float" office:value="-1">
            <text:p>-1</text:p>
          </table:table-cell>
          <table:table-cell office:value-type="string">
            <text:p>implizit</text:p>
          </table:table-cell>
        </table:table-row>
        <table:table-row table:style-name="ro1">
          <table:table-cell office:value-type="float" office:value="14328013">
            <text:p>14328013</text:p>
          </table:table-cell>
          <table:table-cell office:value-type="float" office:value="0.042406282077233">
            <text:p>0,0424062821</text:p>
          </table:table-cell>
          <table:table-cell office:value-type="string">
            <text:p>Wie kommt die Frau in Pandemiezeiten in den Kongo? Wohl reich genug für ein Privatflugzeug. </text:p>
          </table:table-cell>
          <table:table-cell office:value-type="float" office:value="-1">
            <text:p>-1</text:p>
          </table:table-cell>
          <table:table-cell office:value-type="string">
            <text:p>implizit</text:p>
          </table:table-cell>
        </table:table-row>
        <table:table-row table:style-name="ro1">
          <table:table-cell office:value-type="float" office:value="14328006">
            <text:p>14328006</text:p>
          </table:table-cell>
          <table:table-cell office:value-type="float" office:value="-0.000429684606691202">
            <text:p>-0,0004296846</text:p>
          </table:table-cell>
          <table:table-cell office:value-type="string">
            <text:p>Allein mit Einheimischen im Dschungel. Echtes Dschungelcamp oder suchte sie nach Dr. Livingstone?</text:p>
          </table:table-cell>
          <table:table-cell office:value-type="float" office:value="0">
            <text:p>0</text:p>
          </table:table-cell>
          <table:table-cell/>
        </table:table-row>
        <table:table-row table:style-name="ro2">
          <table:table-cell office:value-type="float" office:value="14327998">
            <text:p>14327998</text:p>
          </table:table-cell>
          <table:table-cell office:value-type="float" office:value="-0.0393862401445707">
            <text:p>-0,0393862401</text:p>
          </table:table-cell>
          <table:table-cell office:value-type="string">
            <text:p>Geht es auch eine Nummer kleiner?</text:p>
            <text:p/>
          </table:table-cell>
          <table:table-cell office:value-type="float" office:value="-1">
            <text:p>-1</text:p>
          </table:table-cell>
          <table:table-cell/>
        </table:table-row>
        <table:table-row table:style-name="ro2">
          <table:table-cell office:value-type="float" office:value="14327972">
            <text:p>14327972</text:p>
          </table:table-cell>
          <table:table-cell office:value-type="float" office:value="-0.0901362263442328">
            <text:p>-0,0901362263</text:p>
          </table:table-cell>
          <table:table-cell office:value-type="string">
            <text:p>Menschlich gesehen hat dieser Mensch Anstand und Würde bereits lange vor seinem Tod verloren. Wenigstens Friede seiner Asche.</text:p>
          </table:table-cell>
          <table:table-cell office:value-type="float" office:value="-1">
            <text:p>-1</text:p>
          </table:table-cell>
          <table:table-cell/>
        </table:table-row>
        <table:table-row table:style-name="ro2">
          <table:table-cell office:value-type="float" office:value="14327961">
            <text:p>14327961</text:p>
          </table:table-cell>
          <table:table-cell office:value-type="float" office:value="0.156003023187319">
            <text:p>0,1560030232</text:p>
          </table:table-cell>
          <table:table-cell office:value-type="string">
            <text:p>Es klingt vlt. hart und empathielos, aber ich habe im Leben gelernt, dass man sich ruhig fragen darf, ob nach dem Tod eines Menschen die Welt ein bisschen besser oder schlechter ist. Hier scheint mir das Urteil klar zu sein..</text:p>
          </table:table-cell>
          <table:table-cell office:value-type="float" office:value="0">
            <text:p>0</text:p>
          </table:table-cell>
          <table:table-cell/>
        </table:table-row>
        <table:table-row table:style-name="ro3">
          <table:table-cell office:value-type="float" office:value="14327959">
            <text:p>14327959</text:p>
          </table:table-cell>
          <table:table-cell office:value-type="float" office:value="-0.025676895553867">
            <text:p>-0,0256768956</text:p>
          </table:table-cell>
          <table:table-cell office:value-type="string">
            <text:p>Der Rush, der Michael J. Fox nachäffte und unterstellte selbiger würde seine Krankheit übertreiben?</text:p>
            <text:p/>
            <text:p>Einziger Kommentar über sein Ableben: Kein Kommentar. </text:p>
          </table:table-cell>
          <table:table-cell office:value-type="float" office:value="-1">
            <text:p>-1</text:p>
          </table:table-cell>
          <table:table-cell office:value-type="string">
            <text:p>implizit</text:p>
          </table:table-cell>
        </table:table-row>
        <table:table-row table:style-name="ro1">
          <table:table-cell office:value-type="float" office:value="14327958">
            <text:p>14327958</text:p>
          </table:table-cell>
          <table:table-cell office:value-type="float" office:value="-0.0920226651554306">
            <text:p>-0,0920226652</text:p>
          </table:table-cell>
          <table:table-cell office:value-type="string">
            <text:p>Kann mir nicht vorstellen das um ihn groß getrauert wird. </text:p>
          </table:table-cell>
          <table:table-cell office:value-type="float" office:value="-1">
            <text:p>-1</text:p>
          </table:table-cell>
          <table:table-cell/>
        </table:table-row>
        <table:table-row table:style-name="ro1">
          <table:table-cell office:value-type="float" office:value="14327925">
            <text:p>14327925</text:p>
          </table:table-cell>
          <table:table-cell office:value-type="float" office:value="-0.0896207699552178">
            <text:p>-0,08962077</text:p>
          </table:table-cell>
          <table:table-cell office:value-type="string">
            <text:p>Sind Verschwörungstheorien, Rassismus und Schwulenfeindlichkeit konservative Grundwerte?</text:p>
          </table:table-cell>
          <table:table-cell office:value-type="float" office:value="-1">
            <text:p>-1</text:p>
          </table:table-cell>
          <table:table-cell/>
        </table:table-row>
        <table:table-row table:style-name="ro1">
          <table:table-cell office:value-type="float" office:value="14327924">
            <text:p>14327924</text:p>
          </table:table-cell>
          <table:table-cell office:value-type="float" office:value="0.0648647734196857">
            <text:p>0,0648647734</text:p>
          </table:table-cell>
          <table:table-cell office:value-type="string">
            <text:p>Ein Millionär, der von Milliardären bezahlt wurde.</text:p>
          </table:table-cell>
          <table:table-cell office:value-type="float" office:value="0">
            <text:p>0</text:p>
          </table:table-cell>
          <table:table-cell/>
        </table:table-row>
        <table:table-row table:style-name="ro1">
          <table:table-cell office:value-type="float" office:value="14327919">
            <text:p>14327919</text:p>
          </table:table-cell>
          <table:table-cell office:value-type="float" office:value="0.0762351756408558">
            <text:p>0,0762351756</text:p>
          </table:table-cell>
          <table:table-cell office:value-type="string">
            <text:p>Interessant finde ich, dass er als "Rechtskonservativer" viermal verheiratet war und alle Ehen kinderlos blieben.</text:p>
          </table:table-cell>
          <table:table-cell office:value-type="float" office:value="-1">
            <text:p>-1</text:p>
          </table:table-cell>
          <table:table-cell office:value-type="string">
            <text:p>implizit</text:p>
          </table:table-cell>
        </table:table-row>
        <table:table-row table:style-name="ro2">
          <table:table-cell office:value-type="float" office:value="14327878">
            <text:p>14327878</text:p>
          </table:table-cell>
          <table:table-cell office:value-type="float" office:value="-0.051938148525854">
            <text:p>-0,0519381485</text:p>
          </table:table-cell>
          <table:table-cell office:value-type="string">
            <text:p>Eine Lücke, die Trump prächtig <text:s/>füllen könnte: Die politische Ausrichtung passt, sämtliche <text:s/>Feindbilder sowieso - und Trump hat ein Gesicht fürs Radio.</text:p>
          </table:table-cell>
          <table:table-cell office:value-type="float" office:value="-1">
            <text:p>-1</text:p>
          </table:table-cell>
          <table:table-cell office:value-type="string">
            <text:p>implizit</text:p>
          </table:table-cell>
        </table:table-row>
        <table:table-row table:style-name="ro1">
          <table:table-cell office:value-type="float" office:value="14327874">
            <text:p>14327874</text:p>
          </table:table-cell>
          <table:table-cell office:value-type="float" office:value="-0.0624557428106982">
            <text:p>-0,0624557428</text:p>
          </table:table-cell>
          <table:table-cell office:value-type="string">
            <text:p>Wenigstens durfte er noch Trumps Wahlniederlage miterleben.</text:p>
          </table:table-cell>
          <table:table-cell office:value-type="float" office:value="0">
            <text:p>0</text:p>
          </table:table-cell>
          <table:table-cell/>
        </table:table-row>
        <table:table-row table:style-name="ro3">
          <table:table-cell office:value-type="float" office:value="14327855">
            <text:p>14327855</text:p>
          </table:table-cell>
          <table:table-cell office:value-type="float" office:value="0.0445588407189158">
            <text:p>0,0445588407</text:p>
          </table:table-cell>
          <table:table-cell office:value-type="string">
            <text:p>Herr Limbaugh fand Zigarrenrauchen "cool". 2015 erzählte er noch, dass Rauchen die gesundheit nicht gefährde und es Passivrauchen nicht gäbe. Michael Foxes Parkinson verhöhnte er. Er war einer der Hauptverantwortlichen für konservatives Hateradio. Er möge in Frieden ruhen.</text:p>
          </table:table-cell>
          <table:table-cell office:value-type="float" office:value="-1">
            <text:p>-1</text:p>
          </table:table-cell>
          <table:table-cell office:value-type="string">
            <text:p>mehrdeutig je nach Begriff</text:p>
          </table:table-cell>
        </table:table-row>
        <table:table-row table:style-name="ro1">
          <table:table-cell office:value-type="float" office:value="14327851">
            <text:p>14327851</text:p>
          </table:table-cell>
          <table:table-cell office:value-type="float" office:value="-0.0759387717892726">
            <text:p>-0,0759387718</text:p>
          </table:table-cell>
          <table:table-cell office:value-type="string">
            <text:p>Am Mittwoch sind bestimmt viel nettere Menschen gestorben, bei denen Beileid auch eher angebracht wäre.</text:p>
          </table:table-cell>
          <table:table-cell office:value-type="float" office:value="0">
            <text:p>0</text:p>
          </table:table-cell>
          <table:table-cell/>
        </table:table-row>
        <table:table-row table:style-name="ro1">
          <table:table-cell office:value-type="float" office:value="14327825">
            <text:p>14327825</text:p>
          </table:table-cell>
          <table:table-cell office:value-type="float" office:value="0.00427033003264417">
            <text:p>0,00427033</text:p>
          </table:table-cell>
          <table:table-cell office:value-type="string">
            <text:p>Eine Stimme des Hasses und der Hetzw, die garantiert nicht fehlen wird</text:p>
          </table:table-cell>
          <table:table-cell office:value-type="float" office:value="-1">
            <text:p>-1</text:p>
          </table:table-cell>
          <table:table-cell/>
        </table:table-row>
        <table:table-row table:style-name="ro1">
          <table:table-cell office:value-type="float" office:value="14327801">
            <text:p>14327801</text:p>
          </table:table-cell>
          <table:table-cell office:value-type="float" office:value="-0.0244596728660629">
            <text:p>-0,0244596729</text:p>
          </table:table-cell>
          <table:table-cell office:value-type="string">
            <text:p>Bei der Einlasskontrolle zum Himmel wird er mutmaßlich Probleme bekommen.</text:p>
          </table:table-cell>
          <table:table-cell office:value-type="float" office:value="-1">
            <text:p>-1</text:p>
          </table:table-cell>
          <table:table-cell office:value-type="string">
            <text:p>implizit</text:p>
          </table:table-cell>
        </table:table-row>
        <table:table-row table:style-name="ro6">
          <table:table-cell office:value-type="float" office:value="14327799">
            <text:p>14327799</text:p>
          </table:table-cell>
          <table:table-cell office:value-type="float" office:value="0.0471558862676223">
            <text:p>0,0471558863</text:p>
          </table:table-cell>
          <table:table-cell office:value-type="string">
            <text:p>Fußballspieler waren und sind Südamerikaner auch heute. Fußballsoldaten und hörige Fußballer 'spielen' im deutschen Fußball weiterhin die großen Rollen und wenn sie in ihren vielen nichtssagenden Interviews was pampiges von sich geben, werden sie von ihren Influencerdamen oder der Fußballpresse schon zurechtgewiesen. Wenn Südamerikaner die Deutschen betrachten, ob sie da mit ähnlichen Ressentiments wie hier im Forum um sich werfen? </text:p>
          </table:table-cell>
          <table:table-cell office:value-type="float" office:value="0">
            <text:p>0</text:p>
          </table:table-cell>
          <table:table-cell office:value-type="string">
            <text:p>komplex</text:p>
          </table:table-cell>
        </table:table-row>
        <table:table-row table:style-name="ro1">
          <table:table-cell office:value-type="float" office:value="14327051">
            <text:p>14327051</text:p>
          </table:table-cell>
          <table:table-cell office:value-type="float" office:value="-0.0563665172085166">
            <text:p>-0,0563665172</text:p>
          </table:table-cell>
          <table:table-cell office:value-type="string">
            <text:p>In dem Fall ist es wohl keine Strafe, sondern überfällige Heilung. </text:p>
          </table:table-cell>
          <table:table-cell office:value-type="float" office:value="0">
            <text:p>0</text:p>
          </table:table-cell>
          <table:table-cell/>
        </table:table-row>
        <table:table-row table:style-name="ro1">
          <table:table-cell office:value-type="float" office:value="14326992">
            <text:p>14326992</text:p>
          </table:table-cell>
          <table:table-cell office:value-type="float" office:value="-0.0303720148901145">
            <text:p>-0,0303720149</text:p>
          </table:table-cell>
          <table:table-cell office:value-type="string">
            <text:p>Also ich persönlich bin schon gegen solche Aktionen, wie die, dieses jungen Mannes.</text:p>
          </table:table-cell>
          <table:table-cell office:value-type="float" office:value="-1">
            <text:p>-1</text:p>
          </table:table-cell>
          <table:table-cell/>
        </table:table-row>
        <table:table-row table:style-name="ro8">
          <table:table-cell office:value-type="float" office:value="14326982">
            <text:p>14326982</text:p>
          </table:table-cell>
          <table:table-cell office:value-type="float" office:value="-0.0922355481112997">
            <text:p>-0,0922355481</text:p>
          </table:table-cell>
          <table:table-cell office:value-type="string">
            <text:p>Sollten Lehrer und Erzieher wirklich kein höheres berufsbedingtes <text:s/>Ansteckungungsrisiko haben als die vielen, die ihre Arbeit am Bildschirm machen? Selbst wenn, dürften sie das Virus leichter verbreiten. Die Impfung einer Erzieherin schützt also nicht nur sie selbst, sondern eine Vielzahl von Kindern, Eltern, Großeltern usw., jedenfalls mehr Menschen, als beispielsweise die Impfung eines Fernfahrers über 60, der einsam hinter dem Lenkrad sitzt. Das wäre doch auch ein Aspekt, Lehrer zu bevorzugen. Gibt es wirklich einen Unterschied zwischen dem privilegierten Personal in Heilberufen und dem nicht privilegierten in Lehrberufen, was das Infektions- und Verbreitungsrisiko angeht? </text:p>
          </table:table-cell>
          <table:table-cell office:value-type="float" office:value="0">
            <text:p>0</text:p>
          </table:table-cell>
          <table:table-cell office:value-type="string">
            <text:p>mehrdeutig je nach Begriff</text:p>
          </table:table-cell>
        </table:table-row>
        <table:table-row table:style-name="ro3">
          <table:table-cell office:value-type="float" office:value="14326974">
            <text:p>14326974</text:p>
          </table:table-cell>
          <table:table-cell office:value-type="float" office:value="0.0115084977199634">
            <text:p>0,0115084977</text:p>
          </table:table-cell>
          <table:table-cell office:value-type="string">
            <text:p>Michael, eine Klassengesellschaft beim Geimpftsein kann es ja nur dann geben, wenn es Gesellschaftsklassen gibt, die sich nicht impfen lassen KÖNNEN. Auch, wenn das Musik in den Ohren einiger liberal-konservativer einflussreicher Denkzentralen im Land sein mag - durchsetzen lassen wird sich sowas gottseidank nicht mehr heute.</text:p>
          </table:table-cell>
          <table:table-cell office:value-type="float" office:value="0">
            <text:p>0</text:p>
          </table:table-cell>
          <table:table-cell/>
        </table:table-row>
        <table:table-row table:style-name="ro2">
          <table:table-cell office:value-type="float" office:value="14326962">
            <text:p>14326962</text:p>
          </table:table-cell>
          <table:table-cell office:value-type="float" office:value="0.0297101544324505">
            <text:p>0,0297101544</text:p>
          </table:table-cell>
          <table:table-cell office:value-type="string">
            <text:p>Auch die Polizeigewerkschaft lehnt inzwischen eine Impfung mit AstraZeneca ab, man sollte dann die Lehrer schnell vorziehen.</text:p>
          </table:table-cell>
          <table:table-cell office:value-type="float" office:value="0">
            <text:p>0</text:p>
          </table:table-cell>
          <table:table-cell/>
        </table:table-row>
        <table:table-row table:style-name="ro2">
          <table:table-cell office:value-type="float" office:value="14326947">
            <text:p>14326947</text:p>
          </table:table-cell>
          <table:table-cell office:value-type="float" office:value="-0.055013746333619">
            <text:p>-0,0550137463</text:p>
          </table:table-cell>
          <table:table-cell office:value-type="string">
            <text:p>Heute wirbt sie für Impfungen, gestern machte sie Promotion für Google (Interview in Googles "Aufbruch"-Werbeblatt Nr.22). Sollte eine Vorsitzende des Deutschen Ethikrates nicht unabhängig von Firmeninteressen sein?</text:p>
          </table:table-cell>
          <table:table-cell office:value-type="float" office:value="-1">
            <text:p>-1</text:p>
          </table:table-cell>
          <table:table-cell office:value-type="string">
            <text:p>implizit</text:p>
          </table:table-cell>
        </table:table-row>
        <table:table-row table:style-name="ro1">
          <table:table-cell office:value-type="float" office:value="14326941">
            <text:p>14326941</text:p>
          </table:table-cell>
          <table:table-cell office:value-type="float" office:value="-0.00702191717573442">
            <text:p>-0,0070219172</text:p>
          </table:table-cell>
          <table:table-cell office:value-type="string">
            <text:p>Vorsitzende des Ethikrates ohne jeden ethischen Kompass.</text:p>
          </table:table-cell>
          <table:table-cell office:value-type="float" office:value="-1">
            <text:p>-1</text:p>
          </table:table-cell>
          <table:table-cell/>
        </table:table-row>
        <table:table-row table:style-name="ro2">
          <table:table-cell office:value-type="float" office:value="14326927">
            <text:p>14326927</text:p>
          </table:table-cell>
          <table:table-cell office:value-type="float" office:value="-0.0595782649276468">
            <text:p>-0,0595782649</text:p>
          </table:table-cell>
          <table:table-cell office:value-type="string">
            <text:p>Die Impfbereitschaft wäre sicher höher, <text:s/>wenn, <text:s/>sollten gravierende Impfschäden auftreten, <text:s/>der Staat die Folgekosten übernehmen würde und das auch so nach aussen kommuniziert. </text:p>
          </table:table-cell>
          <table:table-cell office:value-type="float" office:value="0">
            <text:p>0</text:p>
          </table:table-cell>
          <table:table-cell/>
        </table:table-row>
        <table:table-row table:style-name="ro2">
          <table:table-cell office:value-type="float" office:value="14326926">
            <text:p>14326926</text:p>
          </table:table-cell>
          <table:table-cell office:value-type="float" office:value="-0.0657460118333499">
            <text:p>-0,0657460118</text:p>
          </table:table-cell>
          <table:table-cell office:value-type="string">
            <text:p>Fazit: Jeder sollte sich impfen lassen, es gibt aber nicht genug Impfstoff für jeden. Schön, dass wir doch noch einen Karneval kriegen. Und der Hohe Rat der Narren gibt Interviews.</text:p>
          </table:table-cell>
          <table:table-cell office:value-type="float" office:value="-1">
            <text:p>-1</text:p>
          </table:table-cell>
          <table:table-cell/>
        </table:table-row>
        <table:table-row table:style-name="ro2">
          <table:table-cell office:value-type="float" office:value="14326921">
            <text:p>14326921</text:p>
          </table:table-cell>
          <table:table-cell office:value-type="float" office:value="0.0195614149173101">
            <text:p>0,0195614149</text:p>
          </table:table-cell>
          <table:table-cell office:value-type="string">
            <text:p>Moralische Pflicht ist auch, keinen Döner kurz vor einem Zahnarztbesuch zu essen, anderen die Türe aufzuhalten und nur ein Zehnerpack Klopapier zu kaufen, wenn es gerade knapp ist. Ich weiß nicht, was all dies mit Kleinbürgern zu tun hat.</text:p>
          </table:table-cell>
          <table:table-cell office:value-type="float" office:value="0">
            <text:p>0</text:p>
          </table:table-cell>
          <table:table-cell/>
        </table:table-row>
        <table:table-row table:style-name="ro2">
          <table:table-cell office:value-type="float" office:value="14326872">
            <text:p>14326872</text:p>
          </table:table-cell>
          <table:table-cell office:value-type="float" office:value="0.0398125261223565">
            <text:p>0,0398125261</text:p>
          </table:table-cell>
          <table:table-cell office:value-type="string">
            <text:p>Den Ethikrat braucht kein Mensch. Nur eine weitere subjektive Stimme. Maßstab ist unsere Verfassung und das Gericht legt ihn an. </text:p>
          </table:table-cell>
          <table:table-cell office:value-type="float" office:value="-1">
            <text:p>-1</text:p>
          </table:table-cell>
          <table:table-cell office:value-type="string">
            <text:p>mehrdeutig je nach Begriff</text:p>
          </table:table-cell>
        </table:table-row>
        <table:table-row table:style-name="ro2">
          <table:table-cell office:value-type="float" office:value="14326871">
            <text:p>14326871</text:p>
          </table:table-cell>
          <table:table-cell office:value-type="float" office:value="-0.133921352525552">
            <text:p>-0,1339213525</text:p>
          </table:table-cell>
          <table:table-cell office:value-type="string">
            <text:p>Gibt es eine moralische Pflicht für Haftung?</text:p>
            <text:p>Ja!</text:p>
          </table:table-cell>
          <table:table-cell office:value-type="float" office:value="0">
            <text:p>0</text:p>
          </table:table-cell>
          <table:table-cell/>
        </table:table-row>
        <table:table-row table:style-name="ro3">
          <table:table-cell office:value-type="float" office:value="14326863">
            <text:p>14326863</text:p>
          </table:table-cell>
          <table:table-cell office:value-type="float" office:value="-0.0384091863719126">
            <text:p>-0,0384091864</text:p>
          </table:table-cell>
          <table:table-cell office:value-type="string">
            <text:p>Ein Ethikrat von der Politik eingesetzt, um der Politik als öffentliches Gewissen zu helfen.</text:p>
            <text:p>Noch nie ist dieser Rat so in Erscheinung getreten wie jetzt, allerdings werden die falschen Fragen erörtert. Warum wird nicht diskutiert, ob es ethisch vertretbar ist Millionen einzusperren und pleite gehen zu lassen. </text:p>
          </table:table-cell>
          <table:table-cell office:value-type="float" office:value="-1">
            <text:p>-1</text:p>
          </table:table-cell>
          <table:table-cell/>
        </table:table-row>
        <table:table-row table:style-name="ro1">
          <table:table-cell office:value-type="float" office:value="14326819">
            <text:p>14326819</text:p>
          </table:table-cell>
          <table:table-cell office:value-type="float" office:value="-0.02676594487275">
            <text:p>-0,0267659449</text:p>
          </table:table-cell>
          <table:table-cell office:value-type="string">
            <text:p>Wenn sie etwas anderes behaupten oder fordern würde wäre sie ja fehl am Platz.</text:p>
          </table:table-cell>
          <table:table-cell office:value-type="float" office:value="0">
            <text:p>0</text:p>
          </table:table-cell>
          <table:table-cell/>
        </table:table-row>
        <table:table-row table:style-name="ro1">
          <table:table-cell office:value-type="float" office:value="14326209">
            <text:p>14326209</text:p>
          </table:table-cell>
          <table:table-cell office:value-type="float" office:value="-0.0978045354907711">
            <text:p>-0,0978045355</text:p>
          </table:table-cell>
          <table:table-cell office:value-type="string">
            <text:p>40 Hunde in einer Zoohandlung? </text:p>
          </table:table-cell>
          <table:table-cell office:value-type="float" office:value="0">
            <text:p>0</text:p>
          </table:table-cell>
          <table:table-cell/>
        </table:table-row>
        <table:table-row table:style-name="ro2">
          <table:table-cell office:value-type="float" office:value="14323818">
            <text:p>14323818</text:p>
          </table:table-cell>
          <table:table-cell office:value-type="float" office:value="0.0126997791230679">
            <text:p>0,0126997791</text:p>
          </table:table-cell>
          <table:table-cell office:value-type="string">
            <text:p>Eine amerikanische Journalistin (habe ihren Namen jetzt vergessen) hat schon vor Wochen sehr überzeugend gezeigt, dass Russland vermutlich nicht verantwortlich für den Cyber-Angriff ist, sondern ein anderes Land. </text:p>
          </table:table-cell>
          <table:table-cell office:value-type="float" office:value="0">
            <text:p>0</text:p>
          </table:table-cell>
          <table:table-cell/>
        </table:table-row>
        <table:table-row table:style-name="ro3">
          <table:table-cell office:value-type="float" office:value="14323796">
            <text:p>14323796</text:p>
          </table:table-cell>
          <table:table-cell office:value-type="float" office:value="-0.121137806524833">
            <text:p>-0,1211378065</text:p>
          </table:table-cell>
          <table:table-cell office:value-type="string">
            <text:p>Die USA planen einen Gegenschlag, weil sie vermuten (!), dass Russland Auftraggeber oder zumindest beteiligt war.</text:p>
            <text:p>Das ist ja ein angekündigter Hackerangriff im Sinne von ‘‘Wir waren das, Angriff folgt.‘‘ Das erhöht die Aussichten auf ein friedliches Miteinander ganz gewaltig. )))</text:p>
          </table:table-cell>
          <table:table-cell office:value-type="float" office:value="0">
            <text:p>0</text:p>
          </table:table-cell>
          <table:table-cell office:value-type="string">
            <text:p>ggf negativ</text:p>
          </table:table-cell>
        </table:table-row>
        <table:table-row table:style-name="ro3">
          <table:table-cell office:value-type="float" office:value="14323788">
            <text:p>14323788</text:p>
          </table:table-cell>
          <table:table-cell office:value-type="float" office:value="-0.0394552061334252">
            <text:p>-0,0394552061</text:p>
          </table:table-cell>
          <table:table-cell office:value-type="string">
            <text:p>Ich dachte solche Angelegenheiten regelt man im Verborgenen um das Gesicht nicht zu verlieren und um die Bloßstellung nicht öffentlich zu machen. Aber vielleicht will man einfach aus einem bestimmten Grund einfach gegen irgendjemanden oder irgendwas Sanktionen verhängen. Was weiß ich schon. </text:p>
          </table:table-cell>
          <table:table-cell office:value-type="float" office:value="-1">
            <text:p>-1</text:p>
          </table:table-cell>
          <table:table-cell office:value-type="string">
            <text:p>implizit</text:p>
          </table:table-cell>
        </table:table-row>
        <table:table-row table:style-name="ro9">
          <table:table-cell office:value-type="float" office:value="14322621">
            <text:p>14322621</text:p>
          </table:table-cell>
          <table:table-cell office:value-type="float" office:value="-0.0856396413097779">
            <text:p>-0,0856396413</text:p>
          </table:table-cell>
          <table:table-cell office:value-type="string">
            <text:p>Ein Mordversuch mit metallischem Thallium ? Sehr ungewöhnlich.</text:p>
            <text:p>Selbst die Stasi setzte Thallium für "nasse Sachen" ein, allerdings nicht das Metall selbst, wie man in dem Buch "Der Stich des Skorpion : Ich war Staatsfeind Nr.1" von Wolfgang Welsch nachlesen kann. Das Buch wurde mit Jörg Schüttauf, Martina Gedeck, Mathias Brand und anderen auch verfilmt.</text:p>
            <text:p>Metallisches Thallium ist aber an der Luft nicht beständig, oxidiert sofort, und reagiert auch mit Luftfeuchtigkeit zu Thallium(I)hydroxid, Tl2OH2.</text:p>
            <text:p>Die meisten Giftmorde wurden mit Thallium(I)sulfat begangen, das früher als Rattengift verwendet wurde, heute dafür aber nicht mehr verwendet wird.</text:p>
            <text:p>Allerdings lässt sich Thallium(I)sulfat, Tl2SO4 leicht durch Reaktion von metallischen Thallium mit verdünnter Schwefelsäure herstellen. Letztere ist einfach erhältlich, Thallium ganz sicher nicht. Und das ist auch gut so, der Tod ist sehr qualvoll, und eine Therapie zur Entgiftung (Entfernung des Schwermetalles durch organische Chelatbildner wie BAL) immer langwierig und nicht immer erfolgreich.</text:p>
          </table:table-cell>
          <table:table-cell office:value-type="float" office:value="0">
            <text:p>0</text:p>
          </table:table-cell>
          <table:table-cell office:value-type="string">
            <text:p>deskriptiver Stil, negativer Inhalt</text:p>
          </table:table-cell>
        </table:table-row>
        <table:table-row table:style-name="ro8">
          <table:table-cell office:value-type="float" office:value="14322618">
            <text:p>14322618</text:p>
          </table:table-cell>
          <table:table-cell office:value-type="float" office:value="-0.0606698615010828">
            <text:p>-0,0606698615</text:p>
          </table:table-cell>
          <table:table-cell office:value-type="string">
            <text:p>Aktuell versuchen Juristinnen zu erreichen, dass die Merkmale für Mord und versuchter Mord so geändert werden, dass Frauen, die im Gegensatz zu Männern relativ betrachtet häufiger geplante Taten begehen, nicht mehr so oft eine Mordanklage erhalten, um sie aufgrund ihrer im Durchschnitt geringeren körperlichen Kraft nicht zu benachteiligen.</text:p>
            <text:p>Bitte liebe Juristen, lasst nicht zu, dass Juristinnen mit diesem ideologisch geprägtem Vorhaben erfolgreich sind. Solche Taten sollten auf keinen Fall herabgestuft werden, um einer Ideologie zu folgen, die Frauen benachteiligt sieht. In der Justiz sind Frauen mit Sicherheit nicht benachteiligt, eher das Gegenteil ist der Fall.</text:p>
          </table:table-cell>
          <table:table-cell office:value-type="float" office:value="0">
            <text:p>0</text:p>
          </table:table-cell>
          <table:table-cell office:value-type="string">
            <text:p>deskriptiver Stil, negativer Inhalt</text:p>
          </table:table-cell>
        </table:table-row>
        <table:table-row table:style-name="ro8">
          <table:table-cell office:value-type="float" office:value="14322612">
            <text:p>14322612</text:p>
          </table:table-cell>
          <table:table-cell office:value-type="float" office:value="-0.0721563785336912">
            <text:p>-0,0721563785</text:p>
          </table:table-cell>
          <table:table-cell office:value-type="string">
            <text:p>Aktuell versuchen Juristinnen zu erreichen, dass die Merkmale für Mord und versuchter Mord so geändert werden, dass Frauen, die im Gegensatz zu Männern relativ betrachtet häufiger geplante Taten begehen, nicht mehr so oft eine Mordanklage erhalten, um sie aufgrund ihrer im Durchschnitt geringeren körperlichen Kraft nicht zu benachteiligen.</text:p>
            <text:p>Bitte liebe Juristen, lasst nicht zu, dass Juristinnen mit diesen ideologisch geprägtem Vorhaben erfolgreich sind. Solche Taten sollten auf keinen Fall herabgestuft werden, um einer Ideologie zu folgen, die Frauen benachteiligt sehen. In der Justiz sind sie das mit Sicherheit nicht, eher das Gegenteil ist der Fall.</text:p>
          </table:table-cell>
          <table:table-cell/>
          <table:table-cell office:value-type="string">
            <text:p>Duplikat</text:p>
          </table:table-cell>
        </table:table-row>
        <table:table-row table:style-name="ro2">
          <table:table-cell office:value-type="float" office:value="14322607">
            <text:p>14322607</text:p>
          </table:table-cell>
          <table:table-cell office:value-type="float" office:value="-0.0398033000528812">
            <text:p>-0,0398033001</text:p>
          </table:table-cell>
          <table:table-cell office:value-type="string">
            <text:p>Es braucht unbedingt eine genaue Erfassung von solchen Straftaten an <text:s/>Männern. Wieviele Männer sind Opfer von Männerhass in einer Beziehung? </text:p>
          </table:table-cell>
          <table:table-cell table:number-columns-repeated="2"/>
        </table:table-row>
        <table:table-row table:style-name="ro3">
          <table:table-cell office:value-type="float" office:value="14322598">
            <text:p>14322598</text:p>
          </table:table-cell>
          <table:table-cell office:value-type="float" office:value="0.0527108830450137">
            <text:p>0,052710883</text:p>
          </table:table-cell>
          <table:table-cell office:value-type="string">
            <text:p>Hier kommen mehrere Dinge zusammen. Die Frau scheint an dem Münchhausen Stellvertreter Symptom zu leiden, also die Bezugsperson zu vergiften, um dann im richtigen Augenblick als Retter aufzutreten und das mit dem hundsüblen Thallium, einem langfristig wirkendem Gift, das schon unter Saddam Hussein "Mode" war.</text:p>
          </table:table-cell>
          <table:table-cell table:number-columns-repeated="2"/>
        </table:table-row>
        <table:table-row table:style-name="ro1">
          <table:table-cell office:value-type="float" office:value="14322596">
            <text:p>14322596</text:p>
          </table:table-cell>
          <table:table-cell office:value-type="float" office:value="0.0606170753017068">
            <text:p>0,0606170753</text:p>
          </table:table-cell>
          <table:table-cell office:value-type="string">
            <text:p>Ob die beiden wohl Dr. House kennten? Die Ehefrau in der Folge hatte aber Gold verwendet ;-) </text:p>
          </table:table-cell>
          <table:table-cell table:number-columns-repeated="2"/>
        </table:table-row>
        <table:table-row table:style-name="ro2">
          <table:table-cell office:value-type="float" office:value="14322586">
            <text:p>14322586</text:p>
          </table:table-cell>
          <table:table-cell office:value-type="float" office:value="-0.0724869522576531">
            <text:p>-0,0724869523</text:p>
          </table:table-cell>
          <table:table-cell office:value-type="string">
            <text:p>Vergiftung mit Schwermetall Thallium, klingt galt soviel aufregender als Rattengift. </text:p>
            <text:p>Ich will die tat nicht beschönigen, aber geht es auch etwas weniger sensationslüstern</text:p>
          </table:table-cell>
          <table:table-cell table:number-columns-repeated="2"/>
        </table:table-row>
        <table:table-row table:style-name="ro3">
          <table:table-cell office:value-type="float" office:value="14321853">
            <text:p>14321853</text:p>
          </table:table-cell>
          <table:table-cell office:value-type="float" office:value="-0.0825130962766707">
            <text:p>-0,0825130963</text:p>
          </table:table-cell>
          <table:table-cell office:value-type="string">
            <text:p>Wenn der Kandidat nicht zur Partei passt, geht es schief für die SPD (Steinbrück, der späte Schröder, Scholz), und wenn er passt (Schulz, Nahles) dann erst recht. </text:p>
            <text:p/>
          </table:table-cell>
          <table:table-cell table:number-columns-repeated="2"/>
        </table:table-row>
        <table:table-row table:style-name="ro10">
          <table:table-cell office:value-type="float" office:value="14321838">
            <text:p>14321838</text:p>
          </table:table-cell>
          <table:table-cell office:value-type="float" office:value="-0.0703360997140408">
            <text:p>-0,0703360997</text:p>
          </table:table-cell>
          <table:table-cell office:value-type="string">
            <text:p>Scholz möchte Kanzler werden - träumen darf er ja. Dafür hätte er etwas früher aufstehen müssen. Vielleicht hätte es auch genügt, nicht in diese Kakophonie der MP-Runde unter Leitung der Dirigentin Merkel einzuschwenken, sondern rechtzeitig dagegen mobil zu machen. Laschet hat offenbar im Gegensatz zu Scholz und Künert erkannt, dass die Stimmung in diesem unserem Lande inzwischen gegen die Merkelrunde gekippt ist. Nur macht ein Vorsitzender noch keinen Sommer und er wird daran zu knabbern haben, dass seine Partei, sein Mitläufer/Nachläufer Spahn und Merkel die politisch Hauptverantwortlichen dafür sind, dass Kindern und Jugendlichen mehr als 1 Jahr ihres Lebens geraubt wurde, sie diesen Verlust nicht mehr aufholen können, dass inzwischen 100 Millionen Menschen weltweit Opfer der wirtschaftlichen Folgen dieses politischen Unsinns geworden sind und bis zu den Wahlen im September keine Schlangen vor den Impfzentren sondern vor den Arbeitsagenturen stehen werden.</text:p>
          </table:table-cell>
          <table:table-cell table:number-columns-repeated="2"/>
        </table:table-row>
        <table:table-row table:style-name="ro1">
          <table:table-cell office:value-type="float" office:value="14321797">
            <text:p>14321797</text:p>
          </table:table-cell>
          <table:table-cell office:value-type="float" office:value="0.0900481851952577">
            <text:p>0,0900481852</text:p>
          </table:table-cell>
          <table:table-cell office:value-type="string">
            <text:p>Schwanengesang einer einstmals großen Partei.</text:p>
          </table:table-cell>
          <table:table-cell table:number-columns-repeated="2"/>
        </table:table-row>
        <table:table-row table:style-name="ro1">
          <table:table-cell office:value-type="float" office:value="14321793">
            <text:p>14321793</text:p>
          </table:table-cell>
          <table:table-cell office:value-type="float" office:value="0.0381876802615201">
            <text:p>0,0381876803</text:p>
          </table:table-cell>
          <table:table-cell office:value-type="string">
            <text:p>Da war er ja ganz und gar die Stimmungs-Bazooka. Sticheleien mit Esprit kann er ja noch üben.</text:p>
          </table:table-cell>
          <table:table-cell table:number-columns-repeated="2"/>
        </table:table-row>
        <table:table-row table:style-name="ro2">
          <table:table-cell office:value-type="float" office:value="14321791">
            <text:p>14321791</text:p>
          </table:table-cell>
          <table:table-cell office:value-type="float" office:value="0.0212002710128824">
            <text:p>0,021200271</text:p>
          </table:table-cell>
          <table:table-cell office:value-type="string">
            <text:p>Scholz als Kanzler könnte ich mir vorstellen. Esken, <text:s/>Borjans und Kevin K usw dahinter werden jedoch dafür sorgen dass der Sozialstaat noch weiter aufgebläht würde und Innovationen dafür ausbleiben.</text:p>
          </table:table-cell>
          <table:table-cell table:number-columns-repeated="2"/>
        </table:table-row>
        <table:table-row table:style-name="ro6">
          <table:table-cell office:value-type="float" office:value="14321790">
            <text:p>14321790</text:p>
          </table:table-cell>
          <table:table-cell office:value-type="float" office:value="-0.100683321555456">
            <text:p>-0,1006833216</text:p>
          </table:table-cell>
          <table:table-cell office:value-type="string">
            <text:p>"Er habe deshalb einen Kabinettsausschuss gefordert, in dem man nun diskutiere: »Wie kriegen wir das hin, dass wir so viel Impfstoff wie möglich haben?«"</text:p>
            <text:p/>
            <text:p>Ich befürchte, das ist wirklich das intellektuelle Niveau, auf dem das in der GroKo abläuft. </text:p>
          </table:table-cell>
          <table:table-cell table:number-columns-repeated="2"/>
        </table:table-row>
        <table:table-row table:style-name="ro3">
          <table:table-cell office:value-type="float" office:value="14321783">
            <text:p>14321783</text:p>
          </table:table-cell>
          <table:table-cell office:value-type="float" office:value="-0.101801860456665">
            <text:p>-0,1018018605</text:p>
          </table:table-cell>
          <table:table-cell office:value-type="string">
            <text:p>Warum stichelt er denn? Während Scholz, Heil und andere SPDler liefern stümpern sich Spahn, Altmeier, Laschet und Kohorte durch die Pandemie. Und der Dank? 15% für die Sozen, 33 für die Unionsparteien. Geistiger Aschermittwoch wie mir scheint 🥳</text:p>
          </table:table-cell>
          <table:table-cell table:number-columns-repeated="2"/>
        </table:table-row>
        <table:table-row table:style-name="ro3">
          <table:table-cell office:value-type="float" office:value="14321772">
            <text:p>14321772</text:p>
          </table:table-cell>
          <table:table-cell office:value-type="float" office:value="-0.00610598534998038">
            <text:p>-0,0061059853</text:p>
          </table:table-cell>
          <table:table-cell office:value-type="string">
            <text:p>was Laschet betrifft, hat Scholz sicher recht. Erst beschliesst Laschet in der MPK die 35ger Inzidenz mit und 2 Tage später bezeichnet er sie als Erfindung.</text:p>
            <text:p>So eine Politik unterstützt Verschwörungstheoretiker.</text:p>
          </table:table-cell>
          <table:table-cell table:number-columns-repeated="2"/>
        </table:table-row>
        <table:table-row table:style-name="ro2">
          <table:table-cell office:value-type="float" office:value="14321753">
            <text:p>14321753</text:p>
          </table:table-cell>
          <table:table-cell office:value-type="float" office:value="0.0187329805646641">
            <text:p>0,0187329806</text:p>
          </table:table-cell>
          <table:table-cell office:value-type="string">
            <text:p>Gut, dass Herr Scholz mit der Regierungsarbeit nichts zu tun hat, außer durch die Verteilung von Milliarden die eigentlichen Coronafolgen bis zur Wahl zu verschleiern.</text:p>
          </table:table-cell>
          <table:table-cell table:number-columns-repeated="2"/>
        </table:table-row>
        <table:table-row table:style-name="ro6">
          <table:table-cell office:value-type="float" office:value="14321740">
            <text:p>14321740</text:p>
          </table:table-cell>
          <table:table-cell office:value-type="float" office:value="0.0663012750446796">
            <text:p>0,066301275</text:p>
          </table:table-cell>
          <table:table-cell office:value-type="string">
            <text:p>Im Moment hat es Herr Scholz tatsächlich leicht. Die Krisen-Akteure vorallem aus der CDU bieten gerade genug Angriffsflächen. Herr Scholz hat mit seinen Aussagen völlig recht. In vielen Punkten muss die Politik nun wirklich wegkommen vom vielen Zer-Reden zum Handeln. Zukunftsprojekte gilt es auch einmal anzupacken, denn Weg und Ziel sind vorgegeben. 16 Jahre bräsiges vor-sich-hin-Verwalten und mutloses Kopf-einziehen hat uns ja diese Lage im Land beschert.</text:p>
          </table:table-cell>
          <table:table-cell table:number-columns-repeated="2"/>
        </table:table-row>
        <table:table-row table:style-name="ro3">
          <table:table-cell office:value-type="float" office:value="14321738">
            <text:p>14321738</text:p>
          </table:table-cell>
          <table:table-cell office:value-type="float" office:value="-0.0240105803435047">
            <text:p>-0,0240105803</text:p>
          </table:table-cell>
          <table:table-cell office:value-type="string">
            <text:p><text:s/>Bitte nicht vergessen, dass ist der Herr mit knapp 30.000E monatlicher Versorgung der mit dem Sparkassensparbuch seine eigenen Finanzen absichert.</text:p>
            <text:p/>
          </table:table-cell>
          <table:table-cell table:number-columns-repeated="2"/>
        </table:table-row>
        <table:table-row table:style-name="ro2">
          <table:table-cell office:value-type="float" office:value="14321723">
            <text:p>14321723</text:p>
          </table:table-cell>
          <table:table-cell office:value-type="float" office:value="0.00567703987083708">
            <text:p>0,0056770399</text:p>
          </table:table-cell>
          <table:table-cell office:value-type="string">
            <text:p>Scholz kann sticheln wie er will, Kanzler wird er nie, wenn er Glück hat darf er evtl. unter Söder/Laschet irgend einen Ministerposten ergattern.</text:p>
          </table:table-cell>
          <table:table-cell table:number-columns-repeated="2"/>
        </table:table-row>
        <table:table-row table:style-name="ro2">
          <table:table-cell office:value-type="float" office:value="14320677">
            <text:p>14320677</text:p>
          </table:table-cell>
          <table:table-cell office:value-type="float" office:value="-0.0970256210615238">
            <text:p>-0,0970256211</text:p>
          </table:table-cell>
          <table:table-cell office:value-type="string">
            <text:p>Dortmund liegt zurück.</text:p>
            <text:p>Da hat Rose einige Arbeit vor sich.</text:p>
          </table:table-cell>
          <table:table-cell table:number-columns-repeated="2"/>
        </table:table-row>
        <table:table-row table:style-name="ro3">
          <table:table-cell office:value-type="float" office:value="14320643">
            <text:p>14320643</text:p>
          </table:table-cell>
          <table:table-cell office:value-type="float" office:value="-0.0596113428473473">
            <text:p>-0,0596113428</text:p>
          </table:table-cell>
          <table:table-cell office:value-type="string">
            <text:p>Reisende soll man nicht aufhalten. Soo viele Wunder hat er nun nicht erbracht. Ich finde, der Wechsel kann sogar positiv für Gladbach sein. Warum soll es keinen Trainer mit guten Ideen geben, der gern nach Gladbach kommt? Und andererseits: Wer hoch steigt, kann tief fallen. Im Falle von Rose bin ich mir sogar ziemlich sicher.</text:p>
          </table:table-cell>
          <table:table-cell table:number-columns-repeated="2"/>
        </table:table-row>
        <table:table-row table:style-name="ro3">
          <table:table-cell office:value-type="float" office:value="14320625">
            <text:p>14320625</text:p>
          </table:table-cell>
          <table:table-cell office:value-type="float" office:value="-0.0462288384636243">
            <text:p>-0,0462288385</text:p>
          </table:table-cell>
          <table:table-cell office:value-type="string">
            <text:p>Ich finde, dass der Max Erberl kein Risiko eingeht. Wenn die sogenannten Fans weiter dumm rum machen, kann er alles hin schmeißen und woanders wird er mit Handkuss genommen. Für Gladbach wirds dann schwierig aber dann haben es die sogenannten Fans so gewollt </text:p>
          </table:table-cell>
          <table:table-cell table:number-columns-repeated="2"/>
        </table:table-row>
        <table:table-row table:style-name="ro8">
          <table:table-cell office:value-type="float" office:value="14320621">
            <text:p>14320621</text:p>
          </table:table-cell>
          <table:table-cell office:value-type="float" office:value="-0.0902914280692736">
            <text:p>-0,0902914281</text:p>
          </table:table-cell>
          <table:table-cell office:value-type="string">
            <text:p>Warum sollte man Rose eigentlich nicht zutrauen, die Saison mit Gladbach seriös zu Ende zu führen? Solche bundesligainternen Wechsel sind doch alles andere als ungewöhnlich, siehe Niko Kovac von der Eintracht zu Bayern. Für die Trainer selbst gilt es zu beweisen, dass sie mit jeder Mannschaft erfolgreich arbeiten können. Rose wird bestimmt weder im Pokal noch in der Meisterschaft irgendwann absichtlich verlieren, damit Dortmund am Ende besser dasteht.</text:p>
            <text:p>Eberls Reaktion ist die einzig richtige, nämlich eine professionelle: Arbeitnehmer Rose hat eine Option gezogen, die ihm vertraglich zustand, ausgehandelt mit Eberl, der ihn sonst nie nach Gladbach hätte holen können. </text:p>
          </table:table-cell>
          <table:table-cell table:number-columns-repeated="2"/>
        </table:table-row>
        <table:table-row table:style-name="ro4">
          <table:table-cell office:value-type="float" office:value="14320590">
            <text:p>14320590</text:p>
          </table:table-cell>
          <table:table-cell office:value-type="float" office:value="-0.0442694102724393">
            <text:p>-0,0442694103</text:p>
          </table:table-cell>
          <table:table-cell office:value-type="string">
            <text:p>Auch wenn die Überlegung eher makaber ist: Mit seiner Unterschrift unter dem BVB-Vertrag hat Rose <text:s/>- zukünftiger Erfolg vorausgesetzt - den nächsten Wechsel bereits eingeleitet. Bei Erfolg warten bereits die üblichen Verdächtigen, von Real über Paris bis Chelsea. </text:p>
            <text:p/>
            <text:p>Der BVB <text:s/>- Roses letzte Station? Glaube ich etwa an den Weihnachtsmann?</text:p>
          </table:table-cell>
          <table:table-cell table:number-columns-repeated="2"/>
        </table:table-row>
        <table:table-row table:style-name="ro6">
          <table:table-cell office:value-type="float" office:value="14320572">
            <text:p>14320572</text:p>
          </table:table-cell>
          <table:table-cell office:value-type="float" office:value="0.0966298213849465">
            <text:p>0,0966298214</text:p>
          </table:table-cell>
          <table:table-cell office:value-type="string">
            <text:p>Was soll die Aufregung.</text:p>
            <text:p>Ist doch klar, dass Rose bei einem Angebot von Watzke nicht nein sagt.Beim BVB kommt er zu einem soliden Verein, völlig abseits des inzwischen üblichen Kommerzstrebens. Aki Watzke kann dann bei entsprechendem Erfolg auch endlich mal wieder öfters vor die Kameras.</text:p>
          </table:table-cell>
          <table:table-cell table:number-columns-repeated="2"/>
        </table:table-row>
        <table:table-row table:style-name="ro2">
          <table:table-cell office:value-type="float" office:value="14320569">
            <text:p>14320569</text:p>
          </table:table-cell>
          <table:table-cell office:value-type="float" office:value="-0.036931227426976">
            <text:p>-0,0369312274</text:p>
          </table:table-cell>
          <table:table-cell office:value-type="string">
            <text:p>Die Wut wird abebnen,wenn die Ergebnisse stimmen.Und die wichtigste Person ist Eberl selbst,solange er managt wird sich BMG weiter entwickeln.Zum Glück ist er vor einiger Zeit nicht ins Ausland gewechselt also Bayern 🤑</text:p>
          </table:table-cell>
          <table:table-cell table:number-columns-repeated="2"/>
        </table:table-row>
        <table:table-row table:style-name="ro1">
          <table:table-cell office:value-type="float" office:value="14320552">
            <text:p>14320552</text:p>
          </table:table-cell>
          <table:table-cell office:value-type="float" office:value="0.0717607030334572">
            <text:p>0,071760703</text:p>
          </table:table-cell>
          <table:table-cell office:value-type="string">
            <text:p>Die Vorschusslorbeeren sind ja verdächtig - ein wenig so wie bei Kovacs in München. </text:p>
          </table:table-cell>
          <table:table-cell table:number-columns-repeated="2"/>
        </table:table-row>
        <table:table-row table:style-name="ro11">
          <table:table-cell office:value-type="float" office:value="14320545">
            <text:p>14320545</text:p>
          </table:table-cell>
          <table:table-cell office:value-type="float" office:value="0.021092723046119">
            <text:p>0,021092723</text:p>
          </table:table-cell>
          <table:table-cell office:value-type="string">
            <text:p>Gladbach ist seit längerem in der Lage, Trainer nicht wegen Erfolglosigkeit entlassen zu müssen, sondern trotz ordentlichen Erfolges (Hecking) bzw. sie wegen des Erfolges abgeworben zu bekommen.</text:p>
            <text:p>Als Fan wäre ich zuallererst dankbar angesichts dieser komfortablen Situation. Eberl treibt in Gladbach eine herausragende Entwicklung voran und mit Rose eine Top-Mannschaft geformt. Ich verstehe, dass sich Fans wünschen würden, dass Spieler und Trainer den Verein ebenso vergöttern wie sie selbst, aber Rose ist nicht zu Gladbach gekommen, weil er in Fan-Bettwäsche schlief, sondern weil er aus Salzburg mit guten Argumenten abgeworben wurde (Geld, Potential und der Chance auf den nächsten Schritt, mit dem er nun weitergeht). Wer es sich anders wünscht, muss sich eine Kreisklassemannschaft als Lieblingsteam aussuchen.</text:p>
            <text:p/>
            <text:p>Rose ist ein harausragender Trainer. Ihn vorzeitig zu entlassen wäre dumm, denn man würde wichtige Kompetenz einfach abgeben. Wenn die Fans klug und fair sind, erkennen sie das an.</text:p>
          </table:table-cell>
          <table:table-cell table:number-columns-repeated="2"/>
        </table:table-row>
        <table:table-row table:style-name="ro3">
          <table:table-cell office:value-type="float" office:value="14320397">
            <text:p>14320397</text:p>
          </table:table-cell>
          <table:table-cell office:value-type="float" office:value="-0.0776772170017163">
            <text:p>-0,077677217</text:p>
          </table:table-cell>
          <table:table-cell office:value-type="string">
            <text:p>Relotius reloaded? Der Mann hatte doch immer geschrieben, was er erlebte. Dann hat er was erlebt. Darüber könnte er schreiben. Der Preis wäre sicher ... <text:s/>Oder wird jetzt trotz diesem wunderbaren Einklang mit der eigenen linken Einstellung überprüft?</text:p>
          </table:table-cell>
          <table:table-cell table:number-columns-repeated="2"/>
        </table:table-row>
        <table:table-row table:style-name="ro6">
          <table:table-cell office:value-type="float" office:value="14320063">
            <text:p>14320063</text:p>
          </table:table-cell>
          <table:table-cell office:value-type="float" office:value="-0.0050924903092285">
            <text:p>-0,0050924903</text:p>
          </table:table-cell>
          <table:table-cell office:value-type="string">
            <text:p>Gut so. Sollte ausgerechnet aus dem deindustrialisierten (und anti-europäischen) Großbritannien ein Wiederaufbau eines deutschen Stahlkonzerns gestaltet werden? Zumal die Liberty-Gruppe ein noch schwächerer Akteur als ThyssenKrupp im internationalen Stahlsektor ist. Eher eine finanztechnische Plünderung des Unternehmens, und zwar indem die deutschen (und ausländischen) aktuellen Eigentümer bzw. Geschäftsführung dabei mitmachten und profitierten.</text:p>
          </table:table-cell>
          <table:table-cell table:number-columns-repeated="2"/>
        </table:table-row>
        <table:table-row table:style-name="ro2">
          <table:table-cell office:value-type="float" office:value="14318915">
            <text:p>14318915</text:p>
          </table:table-cell>
          <table:table-cell office:value-type="float" office:value="-0.103458195924759">
            <text:p>-0,1034581959</text:p>
          </table:table-cell>
          <table:table-cell office:value-type="string">
            <text:p>Wie kommt eigentlich die erste Instanz auf das dünne Brett, in erster Instanz eine Verurteilung wegen übler Nachrede auszusprechen? An der Zuordnung des Accounts hat doch nie ein Zweifel bestanden…</text:p>
          </table:table-cell>
          <table:table-cell table:number-columns-repeated="2"/>
        </table:table-row>
        <table:table-row table:style-name="ro2">
          <table:table-cell office:value-type="float" office:value="14318913">
            <text:p>14318913</text:p>
          </table:table-cell>
          <table:table-cell office:value-type="float" office:value="0.0672348810767289">
            <text:p>0,0672348811</text:p>
          </table:table-cell>
          <table:table-cell office:value-type="string">
            <text:p>Wie die österreichische Band EAV richtig feststellt:</text:p>
            <text:p>Heut sind wir im Ne#an#erta#, der Yeti hat den R#be#ahl</text:p>
          </table:table-cell>
          <table:table-cell table:number-columns-repeated="2"/>
        </table:table-row>
        <table:table-row table:style-name="ro3">
          <table:table-cell office:value-type="float" office:value="14318836">
            <text:p>14318836</text:p>
          </table:table-cell>
          <table:table-cell office:value-type="float" office:value="-0.0983940994677444">
            <text:p>-0,0983940995</text:p>
          </table:table-cell>
          <table:table-cell office:value-type="string">
            <text:p>Schade dass sie nicht verurteilt wurde. </text:p>
            <text:p>Wobei die Idee, Straftäter öffentlich zu machen , gar nicht so schlecht ist. Dann wüsste man wenigstens , was für intensivtäter man als Nachbarn hat. </text:p>
          </table:table-cell>
          <table:table-cell table:number-columns-repeated="2"/>
        </table:table-row>
        <table:table-row table:style-name="ro2">
          <table:table-cell office:value-type="float" office:value="14318459">
            <text:p>14318459</text:p>
          </table:table-cell>
          <table:table-cell office:value-type="float" office:value="-0.0692309066653252">
            <text:p>-0,0692309067</text:p>
          </table:table-cell>
          <table:table-cell office:value-type="string">
            <text:p>Ich glaube ja, dass die Queen ihren Job nur aushält, weil sie abends mit Philip ablästern kann. Oder er lästert und sie lacht sich kaputt.</text:p>
          </table:table-cell>
          <table:table-cell table:number-columns-repeated="2"/>
        </table:table-row>
        <table:table-row table:style-name="ro12">
          <table:table-cell office:value-type="float" office:value="14318455">
            <text:p>14318455</text:p>
          </table:table-cell>
          <table:table-cell office:value-type="float" office:value="-0.0597552377730608">
            <text:p>-0,0597552378</text:p>
          </table:table-cell>
          <table:table-cell office:value-type="string">
            <text:p>Zur Auffrrischung ein paar saubere Zitate</text:p>
            <text:p/>
            <text:p/>
            <text:p>„Zuerst fordern alle mehr Freizeit, jetzt beschweren sie sich, dass sie arbeitslos sind.“</text:p>
            <text:p>Bemerkung im Rezessionsjahr 1981.</text:p>
            <text:p/>
            <text:p>„Ich will trotzdem ein Bier.“</text:p>
            <text:p>Antwort auf die Empfehlung eines Diplomaten auf einem Bankett in Berlin im November 2004, deutschen Wein zu probieren.</text:p>
            <text:p/>
            <text:p>„Ihr seht aus wie Draculas Töchter.“ </text:p>
            <text:p>Im Oktober 1998 im Gespräch mit Schülerinnen der Queen-Anne's-Schule in Reading, die blutrote Uniformen tragen.</text:p>
            <text:p/>
            <text:p>„Ihr Land ist eines der bekanntesten Zentren für den Handel mit vom Aussterben bedrohten Tierarten.“</text:p>
            <text:p>Im Jahr 1991 in Thailand nach der Entgegennahme eines Umweltschutz-Preises.</text:p>
            <text:p/>
          </table:table-cell>
          <table:table-cell table:number-columns-repeated="2"/>
        </table:table-row>
        <table:table-row table:style-name="ro3">
          <table:table-cell office:value-type="float" office:value="14318453">
            <text:p>14318453</text:p>
          </table:table-cell>
          <table:table-cell office:value-type="float" office:value="0.107659598191579">
            <text:p>0,1076595982</text:p>
          </table:table-cell>
          <table:table-cell office:value-type="string">
            <text:p>Irgendwie ist Prinz Philipp doch ein ziemlich cooler Typ, der einen trockenen, mitunter gewöhnungsbedürftigen Humor hat. Schwer vorstellbar ist eine Queen Elisabeth ohne ihn. Ich wünsche ihm, dass er seinen 100. dieses Jahr gebührend feiern kann, und natürlich viele weitere Geburtstage. </text:p>
          </table:table-cell>
          <table:table-cell table:number-columns-repeated="2"/>
        </table:table-row>
        <table:table-row table:style-name="ro13">
          <table:table-cell office:value-type="float" office:value="14318445">
            <text:p>14318445</text:p>
          </table:table-cell>
          <table:table-cell office:value-type="float" office:value="-0.00395370895663897">
            <text:p>-0,003953709</text:p>
          </table:table-cell>
          <table:table-cell office:value-type="string">
            <text:p>Er erinnert mich an einen der zwei Senioren auf dem Balkon, (Statler and Waldorf) von der Muppet show, die immer köstliche Kommentare abgeben.</text:p>
            <text:p/>
            <text:p>Ich wäre gerne eine Fliege an der Wand gewesen, wenn er Prince Phillip seine Weisheiten privat vom Stapel lässt. Wie haben nur die Spietze des Eisbergs zu hören bekommen. <text:s/></text:p>
            <text:p/>
            <text:p>★ „Womit gurgeln Sie, mit Kieselsteinen?“</text:p>
            <text:p/>
            <text:p>→ Bei einem Treffen mit Sänger Tom Jones (77) im Jahr 1969</text:p>
            <text:p/>
            <text:p>★ „Das ist eine hübsche Krawatte ... Haben Sie auch Unterhosen aus diesem Material?“</text:p>
            <text:p/>
            <text:p>→ Zu der ehemaligen Vorsitzenden der schottischen Tory-Partei, Annabel Goldie</text:p>
          </table:table-cell>
          <table:table-cell table:number-columns-repeated="2"/>
        </table:table-row>
        <table:table-row table:style-name="ro1">
          <table:table-cell office:value-type="float" office:value="14318406">
            <text:p>14318406</text:p>
          </table:table-cell>
          <table:table-cell office:value-type="float" office:value="-0.0711937720576922">
            <text:p>-0,0711937721</text:p>
          </table:table-cell>
          <table:table-cell office:value-type="string">
            <text:p>Evtl. doch ein Zusammenhang mit der Impfung?</text:p>
          </table:table-cell>
          <table:table-cell table:number-columns-repeated="2"/>
        </table:table-row>
        <table:table-row table:style-name="ro4">
          <table:table-cell office:value-type="float" office:value="14317926">
            <text:p>14317926</text:p>
          </table:table-cell>
          <table:table-cell office:value-type="float" office:value="-0.0577932124336561">
            <text:p>-0,0577932124</text:p>
          </table:table-cell>
          <table:table-cell office:value-type="string">
            <text:p>Ohne eine Neiddebatte anstoßen zu wollen (an dem Gesundheitssystem der USA ist wenig beneidenswertes): ein Impfstoff, dessen Entwicklung hier in Deutschland mit nicht wenig Steuermitteln bezuschusst wurde, kommt jetzt zum großen Teil anderen Ländern zugute, da Pfizer als amerikanisches Unternehmen mit Impfstoffherstellungs-Knowhow national gekapert wurde. Was der Amerikaner will, das bekommt er auch. Was er nicht mit Nachdruck verfolgt (z.B. weniger Tropenwaldabholzung, weniger Umweltverschmutzung), das passiert dann auch nicht.</text:p>
          </table:table-cell>
          <table:table-cell table:number-columns-repeated="2"/>
        </table:table-row>
        <table:table-row table:style-name="ro2">
          <table:table-cell office:value-type="float" office:value="14317886">
            <text:p>14317886</text:p>
          </table:table-cell>
          <table:table-cell office:value-type="float" office:value="-0.0641677284923692">
            <text:p>-0,0641677285</text:p>
          </table:table-cell>
          <table:table-cell office:value-type="string">
            <text:p>Auf der einen Seite fordert USA Solidarität von uns wenn es ihnen nützlich ist. Beim Thema Corona heißt es jeder soll schauen wo er bleibt. Beim Impfen gilt weiterhin America first. Von diesem "Freunden" habe ich genug. </text:p>
          </table:table-cell>
          <table:table-cell table:number-columns-repeated="2"/>
        </table:table-row>
        <table:table-row table:style-name="ro2">
          <table:table-cell office:value-type="float" office:value="14317872">
            <text:p>14317872</text:p>
          </table:table-cell>
          <table:table-cell office:value-type="float" office:value="-0.0642341381559769">
            <text:p>-0,0642341382</text:p>
          </table:table-cell>
          <table:table-cell office:value-type="string">
            <text:p>Er hat keine Lust mehr, über seinen Vorgänger zu reden. Das kann ich gut nachvollziehen und er handelt richtig damit. Aber der Spiegel verliert ja für uns Leser Gott sei Dank nicht die Lust.</text:p>
          </table:table-cell>
          <table:table-cell table:number-columns-repeated="2"/>
        </table:table-row>
        <table:table-row table:style-name="ro2">
          <table:table-cell office:value-type="float" office:value="14317865">
            <text:p>14317865</text:p>
          </table:table-cell>
          <table:table-cell office:value-type="float" office:value="-0.0102271370900174">
            <text:p>-0,0102271371</text:p>
          </table:table-cell>
          <table:table-cell office:value-type="string">
            <text:p>Angela und Jensi versprechen Impfung in Deutschland bis Juli - 2022</text:p>
            <text:p>Peter und Olaf versprechen Auszahlung der Überbrückungshilfen bis Dezember 2022. </text:p>
          </table:table-cell>
          <table:table-cell table:number-columns-repeated="2"/>
        </table:table-row>
        <table:table-row table:style-name="ro8">
          <table:table-cell office:value-type="float" office:value="14317853">
            <text:p>14317853</text:p>
          </table:table-cell>
          <table:table-cell office:value-type="float" office:value="-0.0464400365405406">
            <text:p>-0,0464400365</text:p>
          </table:table-cell>
          <table:table-cell office:value-type="string">
            <text:p>»Ich bin es leid, über Trump zu reden«, sagte der Präsident bei der Fragestunde mit Bürgerinnen und Bürgern. »Vier Jahre lang war alles, was in den Nachrichten war, Trump.« In den kommenden vier Jahren – also in seiner Amtszeit – wolle er dafür sorgen, dass das amerikanische Volk im Mittelpunkt stehe. An anderer Stelle bezeichnete Biden Trump lediglich als »den ehemaligen Typen«</text:p>
            <text:p/>
            <text:p>Wohl weise. </text:p>
          </table:table-cell>
          <table:table-cell table:number-columns-repeated="2"/>
        </table:table-row>
        <table:table-row table:style-name="ro2">
          <table:table-cell office:value-type="float" office:value="14317823">
            <text:p>14317823</text:p>
          </table:table-cell>
          <table:table-cell office:value-type="float" office:value="-0.0735339087744554">
            <text:p>-0,0735339088</text:p>
          </table:table-cell>
          <table:table-cell office:value-type="string">
            <text:p>Biden wünscht frühere Impfung von Lehrern. Da sind die Stiko und Regierenden in diesem Land eine ganz andere Meinung. So viel zum Stellenwert von Bildung in diesem Land.</text:p>
          </table:table-cell>
          <table:table-cell table:number-columns-repeated="2"/>
        </table:table-row>
        <table:table-row table:style-name="ro2">
          <table:table-cell office:value-type="float" office:value="14317818">
            <text:p>14317818</text:p>
          </table:table-cell>
          <table:table-cell office:value-type="float" office:value="-0.0674679371683548">
            <text:p>-0,0674679372</text:p>
          </table:table-cell>
          <table:table-cell office:value-type="string">
            <text:p>Ich kann Herrn Biden gut verstehen, über seinen unfähigen Vorgänger ist jedes weitere Wort zuviel. Hätte er nur nicht derart viel Unheil und kompetenzlosen Mist verzapft, den es u. a. aufzuarbeiten gilt. </text:p>
          </table:table-cell>
          <table:table-cell table:number-columns-repeated="2"/>
        </table:table-row>
        <table:table-row table:style-name="ro3">
          <table:table-cell office:value-type="float" office:value="14317817">
            <text:p>14317817</text:p>
          </table:table-cell>
          <table:table-cell office:value-type="float" office:value="-0.0895864070043899">
            <text:p>-0,089586407</text:p>
          </table:table-cell>
          <table:table-cell office:value-type="string">
            <text:p>Wenn dem so ist, <text:s/>dann hat es den Anschein, dass die USA schneller durch sind. Lockerungen sind nämlich in erster Linie an die Impfquote gebunden. Das war schon immer so, dass Immunisierung durch Impfen die weitere Ausbreitung verhindert und nicht bürokratische Verordnungen, die im Zweifelsfall dann doch reichlich unterlaufen werden.</text:p>
          </table:table-cell>
          <table:table-cell table:number-columns-repeated="2"/>
        </table:table-row>
        <table:table-row table:style-name="ro1">
          <table:table-cell office:value-type="float" office:value="14317811">
            <text:p>14317811</text:p>
          </table:table-cell>
          <table:table-cell office:value-type="float" office:value="0.0153614191027979">
            <text:p>0,0153614191</text:p>
          </table:table-cell>
          <table:table-cell office:value-type="string">
            <text:p>Biden verspricht Impfungen für alle bis Juli. Merkel verspricht ein ANGEBOT zur Impfung bis Ende September.</text:p>
          </table:table-cell>
          <table:table-cell table:number-columns-repeated="2"/>
        </table:table-row>
        <table:table-row table:style-name="ro8">
          <table:table-cell office:value-type="float" office:value="14317807">
            <text:p>14317807</text:p>
          </table:table-cell>
          <table:table-cell office:value-type="float" office:value="0.034780648847421">
            <text:p>0,0347806488</text:p>
          </table:table-cell>
          <table:table-cell office:value-type="string">
            <text:p>Ist ja mal was... seine Parteikollegen scheinen aber darauf gepolt zu sein mit einer "Truth Commission" und diversen Klagen gegen Trump den Herrn Vorgaenger als Thema schoen weiter in den Medien zu koecheln, und damit genau das Gegenteil von dem tun was Biden will. </text:p>
            <text:p/>
            <text:p>Mal sehen ob er seine Partei auf einen besseren Kurs bringen kann. Ich bin jedenfalls genau seiner Meinung. Lasst uns nach vorne schauen und die wirklichen Probleme angehen.</text:p>
          </table:table-cell>
          <table:table-cell table:number-columns-repeated="2"/>
        </table:table-row>
        <table:table-row table:style-name="ro2">
          <table:table-cell office:value-type="float" office:value="14317551">
            <text:p>14317551</text:p>
          </table:table-cell>
          <table:table-cell office:value-type="float" office:value="-0.00780501076951623">
            <text:p>-0,0078050108</text:p>
          </table:table-cell>
          <table:table-cell office:value-type="string">
            <text:p>Die Aufregung ums Eigenheim ist ein wenig übertrieben. Es geht um den Bebauungsplan eines Stadtteils einer einzigen Stadt.</text:p>
          </table:table-cell>
          <table:table-cell table:number-columns-repeated="2"/>
        </table:table-row>
        <table:table-row table:style-name="ro2">
          <table:table-cell office:value-type="float" office:value="14317363">
            <text:p>14317363</text:p>
          </table:table-cell>
          <table:table-cell office:value-type="float" office:value="-0.0858807336250417">
            <text:p>-0,0858807336</text:p>
          </table:table-cell>
          <table:table-cell office:value-type="string">
            <text:p>In der früheren Version von Nestlé wurde aus Wasser Wein gewonnen.Heute ist Wasser flüssiges <text:s/>Gold, und es wird nur noch versilbert.</text:p>
          </table:table-cell>
          <table:table-cell table:number-columns-repeated="2"/>
        </table:table-row>
        <table:table-row table:style-name="ro1">
          <table:table-cell office:value-type="float" office:value="14317361">
            <text:p>14317361</text:p>
          </table:table-cell>
          <table:table-cell office:value-type="float" office:value="-0.0000627254679178198">
            <text:p>-6,27254679178198E-005</text:p>
          </table:table-cell>
          <table:table-cell office:value-type="string">
            <text:p>Wer übernimmt die Quellen und das Alltagsgeschäft, abfüllen ect.? </text:p>
          </table:table-cell>
          <table:table-cell table:number-columns-repeated="2"/>
        </table:table-row>
        <table:table-row table:style-name="ro6">
          <table:table-cell office:value-type="float" office:value="14317360">
            <text:p>14317360</text:p>
          </table:table-cell>
          <table:table-cell office:value-type="float" office:value="0.0651975426202019">
            <text:p>0,0651975426</text:p>
          </table:table-cell>
          <table:table-cell office:value-type="string">
            <text:p>Und was sagt Frau Nestlé aka Julia Klöckner dazu?</text:p>
            <text:p>In die Suchmaschine:</text:p>
            <text:p>Julia Klöckner und Nestlé | extra 3 | NDR</text:p>
            <text:p>eingeben und dann das Video ansehen.</text:p>
          </table:table-cell>
          <table:table-cell table:number-columns-repeated="2"/>
        </table:table-row>
        <table:table-row table:style-name="ro6">
          <table:table-cell office:value-type="float" office:value="14317354">
            <text:p>14317354</text:p>
          </table:table-cell>
          <table:table-cell office:value-type="float" office:value="-0.0834304677943389">
            <text:p>-0,0834304678</text:p>
          </table:table-cell>
          <table:table-cell office:value-type="string">
            <text:p>Quo vadis Mensch?</text:p>
            <text:p/>
            <text:p>Es wird Zeit für ein Buch mit dem Titel &gt;Die Menschheit schafft sich ab&lt;</text:p>
            <text:p>Damit es selbst die letzten begreifen können. </text:p>
          </table:table-cell>
          <table:table-cell table:number-columns-repeated="2"/>
        </table:table-row>
        <table:table-row table:style-name="ro4">
          <table:table-cell office:value-type="float" office:value="14317316">
            <text:p>14317316</text:p>
          </table:table-cell>
          <table:table-cell office:value-type="float" office:value="-0.0252022485559185">
            <text:p>-0,0252022486</text:p>
          </table:table-cell>
          <table:table-cell office:value-type="string">
            <text:p>Passend zum Aschermittwoch: die moralisierende Busspredigt.</text:p>
            <text:p/>
            <text:p>Allerdings: da es um Wut geht, leitet Wut den Autor.</text:p>
            <text:p/>
            <text:p>Quidquid recipitur ad modum recipientis recipitur</text:p>
          </table:table-cell>
          <table:table-cell table:number-columns-repeated="2"/>
        </table:table-row>
        <table:table-row table:style-name="ro4">
          <table:table-cell office:value-type="float" office:value="14317310">
            <text:p>14317310</text:p>
          </table:table-cell>
          <table:table-cell office:value-type="float" office:value="-0.0696538772123555">
            <text:p>-0,0696538772</text:p>
          </table:table-cell>
          <table:table-cell office:value-type="string">
            <text:p>Immer wenn ich solche Texte lese, fühle ich mich wie in einem Feldversuch, bei dem es um eine moralphilosophische Bekehrung der Gesellschaft geht. Wenn Lobo am Ende seiner Kolumne meint, Vertreter ungelittener Gesinnung mittels eines ideologischen Rasterverfahrens dingfest machen zu können, was sagt uns das? Viel mehr als über das Thema selbst rege ich mich darüber auf, wenn Leute wie Lobo einen angemessenen Meinungskorridor zu welchem Thema auch immer bestimmen wollen. </text:p>
          </table:table-cell>
          <table:table-cell table:number-columns-repeated="2"/>
        </table:table-row>
        <table:table-row table:style-name="ro8">
          <table:table-cell office:value-type="float" office:value="14317301">
            <text:p>14317301</text:p>
          </table:table-cell>
          <table:table-cell office:value-type="float" office:value="-0.100182766094804">
            <text:p>-0,1001827661</text:p>
          </table:table-cell>
          <table:table-cell office:value-type="string">
            <text:p>Ausländerhaß ist keine Einbahnstraße - will heißen das dier neuen Bundesbürger auch Ihren Teil dazu beitragen müssen. Das haben viele Italiener, Jugoslawen oder Griechen in der Vergangenheit bewiesen. Das in Integration von Bürgern aus anderen Kulturkreisen auch funktionieren kann sehen wir bei den Vietnamesen und den vielen Japanern <text:s/>die hier in Deutschland arbeiten und leben. Alle haben gemeinsam das sie Deutschland, <text:s/>die deutschen Bürger und die deutschen Gesetze respektieren. Das große Problem ist bei den Moslems das sie Andersgläubige hassen und deren Gesetze schon gar nicht respektieren. Das letzte Wort hat da immer noch der Islam.</text:p>
          </table:table-cell>
          <table:table-cell table:number-columns-repeated="2"/>
        </table:table-row>
        <table:table-row table:style-name="ro2">
          <table:table-cell office:value-type="float" office:value="14317287">
            <text:p>14317287</text:p>
          </table:table-cell>
          <table:table-cell office:value-type="float" office:value="-0.0887118532059503">
            <text:p>-0,0887118532</text:p>
          </table:table-cell>
          <table:table-cell office:value-type="string">
            <text:p>Manchmal sind die Fakten mächtiger als jeder Kommentar: Das eklatante Polizeiversagen etwa. Notrufe, die ins Leere gingen, „Gefährderansprachen“ an die Hinterbliebenen. </text:p>
          </table:table-cell>
          <table:table-cell table:number-columns-repeated="2"/>
        </table:table-row>
        <table:table-row table:style-name="ro6">
          <table:table-cell office:value-type="float" office:value="14317255">
            <text:p>14317255</text:p>
          </table:table-cell>
          <table:table-cell office:value-type="float" office:value="-0.0592463289697965">
            <text:p>-0,059246329</text:p>
          </table:table-cell>
          <table:table-cell office:value-type="string">
            <text:p>Da regen sich die Foristen aber auf. „Weissdeutsche“, „Knalldeutsche“ - wie kann der Lobo nur? Ich jedenfalls bin Deutscher seit 1526 und ganz anders usw. - Das ist ein Geschäftsmodell. Herr Lobo verdient damit Geld. Er macht das gut und geschickt, insofern verdient er Hochachtung. Schriebe er für die Bild, wäre es die Wut der Rentner, bei der FAZ die Wut der Anleger, bei Karpfen &amp; Co die Wut der Angler. Man muss doch den Kakao, durch den er uns zieht, nicht auch noch trinken.</text:p>
          </table:table-cell>
          <table:table-cell table:number-columns-repeated="2"/>
        </table:table-row>
        <table:table-row table:style-name="ro3">
          <table:table-cell office:value-type="float" office:value="14317150">
            <text:p>14317150</text:p>
          </table:table-cell>
          <table:table-cell office:value-type="float" office:value="0.0834269739377002">
            <text:p>0,0834269739</text:p>
          </table:table-cell>
          <table:table-cell office:value-type="string">
            <text:p>Abgesehen davon, dass wir hier nicht das sog. Bodenrecht haben, ist jeder, der nicht die dt. Staatsbürgerschaft besitzt, in Deutschland erst einmal Gast. Ob ungebeten oder nicht, kommt auf die Umstände an. Differenzierung würde also Ihnen wie dem "Herr" guttun.</text:p>
          </table:table-cell>
          <table:table-cell table:number-columns-repeated="2"/>
        </table:table-row>
        <table:table-row table:style-name="ro2">
          <table:table-cell office:value-type="float" office:value="14317144">
            <text:p>14317144</text:p>
          </table:table-cell>
          <table:table-cell office:value-type="float" office:value="-0.0464422057072322">
            <text:p>-0,0464422057</text:p>
          </table:table-cell>
          <table:table-cell office:value-type="string">
            <text:p>Jeder kennt (wenn er will) die Opfernamen des schrecklichen Attentats von Hanau. Kennt jemand (auch wenn er will und sucht) nur einen Namen eines Opfers vom ebenso schrecklichen Attentat vom Breidscheidplatz?</text:p>
          </table:table-cell>
          <table:table-cell table:number-columns-repeated="2"/>
        </table:table-row>
        <table:table-row table:style-name="ro1">
          <table:table-cell office:value-type="float" office:value="14317104">
            <text:p>14317104</text:p>
          </table:table-cell>
          <table:table-cell office:value-type="float" office:value="-0.0333449694638451">
            <text:p>-0,0333449695</text:p>
          </table:table-cell>
          <table:table-cell office:value-type="string">
            <text:p>Eine Verständnisfrage: was sind Knalldeutsche?</text:p>
          </table:table-cell>
          <table:table-cell table:number-columns-repeated="2"/>
        </table:table-row>
        <table:table-row table:style-name="ro1">
          <table:table-cell office:value-type="float" office:value="14317099">
            <text:p>14317099</text:p>
          </table:table-cell>
          <table:table-cell office:value-type="float" office:value="-0.0148368359853824">
            <text:p>-0,014836836</text:p>
          </table:table-cell>
          <table:table-cell office:value-type="string">
            <text:p>Also ein Zirkelschluss. </text:p>
          </table:table-cell>
          <table:table-cell table:number-columns-repeated="2"/>
        </table:table-row>
        <table:table-row table:style-name="ro2">
          <table:table-cell office:value-type="float" office:value="14316975">
            <text:p>14316975</text:p>
          </table:table-cell>
          <table:table-cell office:value-type="float" office:value="0.00361660402268171">
            <text:p>0,003616604</text:p>
          </table:table-cell>
          <table:table-cell office:value-type="string">
            <text:p>Interessant ist, dass hier kopierte Textauszüge aus diesem Artikel nicht durch den TÜV kommen. Könnte man auch als spiegelbildliche Analogie ansehen.</text:p>
          </table:table-cell>
          <table:table-cell table:number-columns-repeated="2"/>
        </table:table-row>
        <table:table-row table:style-name="ro2">
          <table:table-cell office:value-type="float" office:value="14316960">
            <text:p>14316960</text:p>
          </table:table-cell>
          <table:table-cell office:value-type="float" office:value="-0.0727550062195708">
            <text:p>-0,0727550062</text:p>
          </table:table-cell>
          <table:table-cell office:value-type="string">
            <text:p>Wie kommt man denn zu der Einschätzung, die Opfer des Attentats von Hanau seien "Terroropfer zweiter Klasse"? </text:p>
            <text:p>Auf welche Kriterien fußt diese Einschätzung? </text:p>
          </table:table-cell>
          <table:table-cell table:number-columns-repeated="2"/>
        </table:table-row>
        <table:table-row table:style-name="ro14">
          <table:table-cell office:value-type="float" office:value="14316925">
            <text:p>14316925</text:p>
          </table:table-cell>
          <table:table-cell office:value-type="float" office:value="0.0056379713738958">
            <text:p>0,0056379714</text:p>
          </table:table-cell>
          <table:table-cell office:value-type="string">
            <text:p>Bei mir (Weissdeutscher Atheist) haben sich aus Zufall recht intensive Kontakte mit unserer lokalen Moschee ergeben. Die sind Anlaufstelle für schätzungsweise zwei- bis dreitausend Gläubige aus über vierzig Nationen. Der gesamte siebenköpfige Vorstand hat promoviert, da ist alles dabei vom Chirurgen über den Historiker bis zum Linguisten. Der Imam selbst hat über die kruden theologischen Rechtfertigungen von islamistischer Gewalt <text:s/>geforscht, die Freitagspredigt wird immer zweimal gehalten, einmal auf arabisch und dann nochmal auf Deutsch. Nach dem Freitagsgebet gibt er dann noch Workshops: Wie funktioniert das deutsche Rechtssystem, wie ist die Bundesrepublik als Staat aufgebaut, was ist die Rolle der Frau in der westlichen Gesellschaft etc. (Einmal stellt er mir skurille Fragen wie etwa: "Wie hieß die erste weibliche Ministerin in einem deutschen Landtag?" Na, wer weiß es?).</text:p>
            <text:p>Eigentlich würde man denken, so eine Moschee wäre der natürliche Pfeiler der lokalen Integrationspolitik und würde mit Wohlwollen, Fördergeldern und Unterstützung überhäuft. Aber das Gegenteil ist der Fall. Egal wie sehr sie sich aufreiben, jeden Tag erleben sie und ihre Familien nicht nur verdeckte, sondern ganz offene Diskriminierung, Anfeindungen auf der Straße, Schikanen bei Behörden etc.. Und ja, da entgleiten ihnen dann manche Gläubige, da kommt dann schon der eine oder andere zu der Schlußfolgerung, dass Biodeutsche vielleicht nicht die natürlichen Vorbilder in Sachen Anstand und Moral sind.</text:p>
            <text:p/>
            <text:p>Schade, das auch hier im Forum der erste Reflex wieder nur Ablehnung ist. Manchmal würde eine Begegnung auf Augenhöhe helfen und den Weg frei machen für konstruktive Umgangsformen und Lösungen. </text:p>
          </table:table-cell>
          <table:table-cell table:number-columns-repeated="2"/>
        </table:table-row>
        <table:table-row table:style-name="ro2">
          <table:table-cell office:value-type="float" office:value="14316910">
            <text:p>14316910</text:p>
          </table:table-cell>
          <table:table-cell office:value-type="float" office:value="-0.077261914499104">
            <text:p>-0,0772619145</text:p>
          </table:table-cell>
          <table:table-cell office:value-type="string">
            <text:p>Gegenfrage: Wie ernst ist es Migranten mit ihrem Willen sich den Grundrechten, Regeln und Gesetzen anzupassen, die in dem Land gelten das sie gastlich aufgenommen? </text:p>
          </table:table-cell>
          <table:table-cell table:number-columns-repeated="2"/>
        </table:table-row>
        <table:table-row table:style-name="ro6">
          <table:table-cell office:value-type="float" office:value="14316904">
            <text:p>14316904</text:p>
          </table:table-cell>
          <table:table-cell office:value-type="float" office:value="0.0865529742301684">
            <text:p>0,0865529742</text:p>
          </table:table-cell>
          <table:table-cell office:value-type="string">
            <text:p>Sehr geehrter Herr Lobo. Sie sprechen von "weißdeutscher Mehrheitsgesellschaft". Dadurch definieren Sie eine Gruppe anhand der Hautfarbe und das ist eindeutig rassistisch. </text:p>
            <text:p/>
            <text:p/>
          </table:table-cell>
          <table:table-cell table:number-columns-repeated="2"/>
        </table:table-row>
        <table:table-row table:style-name="ro1">
          <table:table-cell office:value-type="float" office:value="14316875">
            <text:p>14316875</text:p>
          </table:table-cell>
          <table:table-cell office:value-type="float" office:value="-0.0949934807916482">
            <text:p>-0,0949934808</text:p>
          </table:table-cell>
          <table:table-cell office:value-type="string">
            <text:p>Keine andere Wahl als was zu tun?</text:p>
          </table:table-cell>
          <table:table-cell table:number-columns-repeated="2"/>
        </table:table-row>
        <table:table-row table:style-name="ro2">
          <table:table-cell office:value-type="float" office:value="14316870">
            <text:p>14316870</text:p>
          </table:table-cell>
          <table:table-cell office:value-type="float" office:value="0.0861955893536409">
            <text:p>0,0861955894</text:p>
          </table:table-cell>
          <table:table-cell office:value-type="string">
            <text:p>Ich bin sehr froh, dass das deutsche Strafrecht eine "ideelle Mittaterschaft" nicht kennt.</text:p>
            <text:p/>
          </table:table-cell>
          <table:table-cell table:number-columns-repeated="2"/>
        </table:table-row>
        <table:table-row table:style-name="ro3">
          <table:table-cell office:value-type="float" office:value="14316851">
            <text:p>14316851</text:p>
          </table:table-cell>
          <table:table-cell office:value-type="float" office:value="-0.135570532331864">
            <text:p>-0,1355705323</text:p>
          </table:table-cell>
          <table:table-cell office:value-type="string">
            <text:p>"In der Folge zwingt die migrantische Wut die weißdeutsche Mehrheitsgesellschaft dazu, sich zu positionieren."</text:p>
            <text:p/>
            <text:p>"Either you are with us or you are with the terrorists."</text:p>
          </table:table-cell>
          <table:table-cell table:number-columns-repeated="2"/>
        </table:table-row>
        <table:table-row table:style-name="ro1">
          <table:table-cell office:value-type="float" office:value="14316836">
            <text:p>14316836</text:p>
          </table:table-cell>
          <table:table-cell office:value-type="float" office:value="-0.0515022240579128">
            <text:p>-0,0515022241</text:p>
          </table:table-cell>
          <table:table-cell office:value-type="string">
            <text:p>Geht auch ein bisschen weniger Spaltung? </text:p>
          </table:table-cell>
          <table:table-cell table:number-columns-repeated="2"/>
        </table:table-row>
        <table:table-row table:style-name="ro3">
          <table:table-cell office:value-type="float" office:value="14316829">
            <text:p>14316829</text:p>
          </table:table-cell>
          <table:table-cell office:value-type="float" office:value="-0.148420710116625">
            <text:p>-0,1484207101</text:p>
          </table:table-cell>
          <table:table-cell office:value-type="string">
            <text:p>In meinem hauptberuflichen Alltag mit den Migrantenerlebe ich "migrantische Wut" weil die Wünsche der jungen Männer nicht erfüllt werden können. Oft jedenfalls.</text:p>
            <text:p/>
          </table:table-cell>
          <table:table-cell table:number-columns-repeated="2"/>
        </table:table-row>
        <table:table-row table:style-name="ro2">
          <table:table-cell office:value-type="float" office:value="14316811">
            <text:p>14316811</text:p>
          </table:table-cell>
          <table:table-cell office:value-type="float" office:value="-0.0170631129294634">
            <text:p>-0,0170631129</text:p>
          </table:table-cell>
          <table:table-cell office:value-type="string">
            <text:p>Was muss ich tun, um der migrantischen Wut zu entgehen? Gehen Sie darauf in Ihrer nächsten Kolumne ein? Viertel meiden, Fenster vernageln, nur noch verkleidet auf die Straße gehen? </text:p>
          </table:table-cell>
          <table:table-cell table:number-columns-repeated="2"/>
        </table:table-row>
        <table:table-row table:style-name="ro6">
          <table:table-cell office:value-type="float" office:value="14316773">
            <text:p>14316773</text:p>
          </table:table-cell>
          <table:table-cell office:value-type="float" office:value="0.0300021081788297">
            <text:p>0,0300021082</text:p>
          </table:table-cell>
          <table:table-cell office:value-type="string">
            <text:p>Lobo, Jahrgang 1975, ist Autor und Strategieberater mit den Schwerpunkten Internet und digitale Technologien.</text:p>
            <text:p/>
            <text:p>Schade, dass er auf ein Alltagsthema zurückgreift und nicht auf ein Thema, bei dem sein Expertenwissen zum Tragen kommen könnte.</text:p>
          </table:table-cell>
          <table:table-cell table:number-columns-repeated="2"/>
        </table:table-row>
        <table:table-row table:style-name="ro15">
          <table:table-cell office:value-type="float" office:value="14316751">
            <text:p>14316751</text:p>
          </table:table-cell>
          <table:table-cell office:value-type="float" office:value="-0.120764097198844">
            <text:p>-0,1207640972</text:p>
          </table:table-cell>
          <table:table-cell office:value-type="string">
            <text:p>Wenn man den mit Sündenstolz aufgeladenen Artikel liest, gibt es nur eine Lösung: es muss endlich eine ganz große Umverteilung stattfinden, das ginge beispielsweise über eine Stiftung, die Eigenheime, Grundstücke und Erspartes von "Biodeutschen" an sich nimmt, um es den Migranten zur Verfügung zu stellen, sozusagen als Wiedergutmachung und als Entschuldigung für erlittenes Unrecht. Man sollte auch eine Liste von Freiwilligen erstellen, die sich als Opfer zur Verfügung stellen, um die migrantische Wut aufzufangen. Ferner sollten als Entschädigung für Migranten endlich lukrative Posten aus Steuergeldern geschaffen werden, die nur Migrranten bekleiden dürfen, um Ungerechtigkeiten zu vermeiden. Dann wären wir so langsam auf dem richtigen Weg. </text:p>
          </table:table-cell>
          <table:table-cell table:number-columns-repeated="2"/>
        </table:table-row>
        <table:table-row table:style-name="ro1">
          <table:table-cell office:value-type="float" office:value="14316741">
            <text:p>14316741</text:p>
          </table:table-cell>
          <table:table-cell office:value-type="float" office:value="0.171031792958577">
            <text:p>0,171031793</text:p>
          </table:table-cell>
          <table:table-cell office:value-type="string">
            <text:p>Dann würde ich schnell auswandern.</text:p>
          </table:table-cell>
          <table:table-cell table:number-columns-repeated="2"/>
        </table:table-row>
        <table:table-row table:style-name="ro3">
          <table:table-cell office:value-type="float" office:value="14316725">
            <text:p>14316725</text:p>
          </table:table-cell>
          <table:table-cell office:value-type="float" office:value="-0.0913959369063377">
            <text:p>-0,0913959369</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3">
          <table:table-cell office:value-type="float" office:value="14316724">
            <text:p>14316724</text:p>
          </table:table-cell>
          <table:table-cell office:value-type="float" office:value="-0.0762835927307606">
            <text:p>-0,0762835927</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3">
          <table:table-cell office:value-type="float" office:value="14316723">
            <text:p>14316723</text:p>
          </table:table-cell>
          <table:table-cell office:value-type="float" office:value="-0.098406578724583">
            <text:p>-0,0984065787</text:p>
          </table:table-cell>
          <table:table-cell office:value-type="string">
            <text:p>Es sollte generell gegen Hass und Intoleranz vorgegangen werden. Aber wir leben nunmal in einer westlichen Kultur und dies sollte auch Kindern aus schwierigen Verhältnissen beigebracht werden. Und weder grüne, blaue noch gelbe Gewalt geduldet werden.</text:p>
          </table:table-cell>
          <table:table-cell table:number-columns-repeated="2"/>
        </table:table-row>
        <table:table-row table:style-name="ro6">
          <table:table-cell office:value-type="float" office:value="14316711">
            <text:p>14316711</text:p>
          </table:table-cell>
          <table:table-cell office:value-type="float" office:value="0.047112349110345">
            <text:p>0,0471123491</text:p>
          </table:table-cell>
          <table:table-cell office:value-type="string">
            <text:p>Sascha Lobo trifft hier den Nagel auf den Kopf, wie bereits in vielen anderen seiner Kolumnen.</text:p>
            <text:p/>
            <text:p>Ich befürchte nur leider, dass gleich in gut organisierten Gruppen dazu aufgerufen wird, den Terroranschlag von Hanau zu relatvieren oder ihn in abstoßender Weise mit Straftaten von Migranten aufzuwiegen. <text:s/></text:p>
          </table:table-cell>
          <table:table-cell table:number-columns-repeated="2"/>
        </table:table-row>
        <table:table-row table:style-name="ro1">
          <table:table-cell office:value-type="float" office:value="14316092">
            <text:p>14316092</text:p>
          </table:table-cell>
          <table:table-cell office:value-type="float" office:value="-0.0257914483857652">
            <text:p>-0,0257914484</text:p>
          </table:table-cell>
          <table:table-cell office:value-type="string">
            <text:p>Haben sie den Artikel auch gelesen? </text:p>
          </table:table-cell>
          <table:table-cell table:number-columns-repeated="2"/>
        </table:table-row>
        <table:table-row table:style-name="ro2">
          <table:table-cell office:value-type="float" office:value="14316050">
            <text:p>14316050</text:p>
          </table:table-cell>
          <table:table-cell office:value-type="float" office:value="-0.120827927564581">
            <text:p>-0,1208279276</text:p>
          </table:table-cell>
          <table:table-cell office:value-type="string">
            <text:p>Der drittletzte Absatz ist das einzig stimmige an diesem Artikel. Ansonsten habe ich den Eindruck, dass der Autor das Land nicht so gut kennt, über das er schreibt. </text:p>
          </table:table-cell>
          <table:table-cell table:number-columns-repeated="2"/>
        </table:table-row>
        <table:table-row table:style-name="ro6">
          <table:table-cell office:value-type="float" office:value="14316045">
            <text:p>14316045</text:p>
          </table:table-cell>
          <table:table-cell office:value-type="float" office:value="-0.0681896849224965">
            <text:p>-0,0681896849</text:p>
          </table:table-cell>
          <table:table-cell office:value-type="string">
            <text:p>Ein Abzug der Truppen würde das Unausweichliche nur beschleunigen, nämlich die Machtübernahme durch die Taliban. Wie kommen wir auf die Idee Amerikaner und ihre Verbündeten würden durch ihre Präsenz einen demokratischen Staat schaffen.</text:p>
            <text:p>Nichts ist auch nur ansatzweise gut in Afghanistan.</text:p>
          </table:table-cell>
          <table:table-cell table:number-columns-repeated="2"/>
        </table:table-row>
        <table:table-row table:style-name="ro1">
          <table:table-cell office:value-type="float" office:value="14315909">
            <text:p>14315909</text:p>
          </table:table-cell>
          <table:table-cell office:value-type="float" office:value="0.0302392945983835">
            <text:p>0,0302392946</text:p>
          </table:table-cell>
          <table:table-cell office:value-type="string">
            <text:p>Okay, überlassen wir das Land wieder den Wilden und der " Friedensbewegung <text:s/>" .</text:p>
          </table:table-cell>
          <table:table-cell table:number-columns-repeated="2"/>
        </table:table-row>
        <table:table-row table:style-name="ro2">
          <table:table-cell office:value-type="float" office:value="14315863">
            <text:p>14315863</text:p>
          </table:table-cell>
          <table:table-cell office:value-type="float" office:value="-0.0832256093647932">
            <text:p>-0,0832256094</text:p>
          </table:table-cell>
          <table:table-cell office:value-type="string">
            <text:p>Vielleicht Sprachausbildung der Soldaten? Die damalige Sowjetunion hatte zwar die Kultursprachen aber aufgegeben am Partisanenkrieg.</text:p>
          </table:table-cell>
          <table:table-cell table:number-columns-repeated="2"/>
        </table:table-row>
        <table:table-row table:style-name="ro2">
          <table:table-cell office:value-type="float" office:value="14315791">
            <text:p>14315791</text:p>
          </table:table-cell>
          <table:table-cell office:value-type="float" office:value="-0.033851136919111">
            <text:p>-0,0338511369</text:p>
          </table:table-cell>
          <table:table-cell office:value-type="string">
            <text:p>mehr Freiheit im Umgang mit faulen Krediten das bedeutet, dass die Leichen im Keller erst entsorgt werden, wenn sie zu stinken anfangen. Im letzten Jahr haben doch die Banken alle den Stresstest bestanden.</text:p>
          </table:table-cell>
          <table:table-cell table:number-columns-repeated="2"/>
        </table:table-row>
        <table:table-row table:style-name="ro1">
          <table:table-cell office:value-type="float" office:value="14315659">
            <text:p>14315659</text:p>
          </table:table-cell>
          <table:table-cell office:value-type="float" office:value="-0.0847605220510559">
            <text:p>-0,0847605221</text:p>
          </table:table-cell>
          <table:table-cell office:value-type="string">
            <text:p>Auch im Iran kann Frau sich von solch einem Ehemann scheiden lassen.</text:p>
          </table:table-cell>
          <table:table-cell table:number-columns-repeated="2"/>
        </table:table-row>
        <table:table-row table:style-name="ro1">
          <table:table-cell office:value-type="float" office:value="14315639">
            <text:p>14315639</text:p>
          </table:table-cell>
          <table:table-cell office:value-type="float" office:value="0.010175218184789">
            <text:p>0,0101752182</text:p>
          </table:table-cell>
          <table:table-cell office:value-type="string">
            <text:p>Das ist ein Gesicht des Islams. </text:p>
          </table:table-cell>
          <table:table-cell table:number-columns-repeated="2"/>
        </table:table-row>
        <table:table-row table:style-name="ro2">
          <table:table-cell office:value-type="float" office:value="14315632">
            <text:p>14315632</text:p>
          </table:table-cell>
          <table:table-cell office:value-type="float" office:value="-0.0463291659640769">
            <text:p>-0,046329166</text:p>
          </table:table-cell>
          <table:table-cell office:value-type="string">
            <text:p>Das kann es keine zwei Meinungen geben. Wenn jemand auf die Art und Weise das Leben seines Partners reguliert, kann in der Ehe nicht die Rede von Liebe und Zuneigung sein.</text:p>
          </table:table-cell>
          <table:table-cell table:number-columns-repeated="2"/>
        </table:table-row>
        <table:table-row table:style-name="ro3">
          <table:table-cell office:value-type="float" office:value="14314911">
            <text:p>14314911</text:p>
          </table:table-cell>
          <table:table-cell office:value-type="float" office:value="-0.072961105654637">
            <text:p>-0,0729611057</text:p>
          </table:table-cell>
          <table:table-cell office:value-type="string">
            <text:p>Herr Hashemi sagte, er habe es (nb. indirekt) durch Bundespräsident <text:s/>Steinmeier erfahren. Sie machen daraus " Ich habe von Steinmeier erfahren...). Muss von unserem BP derart respektlos geredet werden? Selbst von seinen Gegnern wurde Mr. Trump stets als Mr. President angesprochen. Das ist Stil.</text:p>
          </table:table-cell>
          <table:table-cell table:number-columns-repeated="2"/>
        </table:table-row>
        <table:table-row table:style-name="ro1">
          <table:table-cell office:value-type="float" office:value="14314897">
            <text:p>14314897</text:p>
          </table:table-cell>
          <table:table-cell office:value-type="float" office:value="-0.0795400102312366">
            <text:p>-0,0795400102</text:p>
          </table:table-cell>
          <table:table-cell office:value-type="string">
            <text:p>Und morgen ist das Thermometer rot weil Manfreds Hund die Seile ausmacht. Hauptsache Ihr Mund bewegt sich, oder?</text:p>
          </table:table-cell>
          <table:table-cell table:number-columns-repeated="2"/>
        </table:table-row>
        <table:table-row table:style-name="ro3">
          <table:table-cell office:value-type="float" office:value="14314691">
            <text:p>14314691</text:p>
          </table:table-cell>
          <table:table-cell office:value-type="float" office:value="0.0524447686370119">
            <text:p>0,0524447686</text:p>
          </table:table-cell>
          <table:table-cell office:value-type="string">
            <text:p>"Sie analysiert Machtstrukturen und ökonomische Zusammenhänge"</text:p>
            <text:p/>
            <text:p>Das hat eigentlich mit Kunst nichts zu tun, sondern ist ein Bereich der Polit-Ökonomie. </text:p>
          </table:table-cell>
          <table:table-cell table:number-columns-repeated="2"/>
        </table:table-row>
        <table:table-row table:style-name="ro2">
          <table:table-cell office:value-type="float" office:value="14314690">
            <text:p>14314690</text:p>
          </table:table-cell>
          <table:table-cell office:value-type="float" office:value="-0.0222088071319983">
            <text:p>-0,0222088071</text:p>
          </table:table-cell>
          <table:table-cell office:value-type="string">
            <text:p>„ Sie analysiert Machtstrukturen und ökonomische Zusammenhänge.“</text:p>
            <text:p>Ich fahre zur Biennale wegen der Kunst, nicht um Nachhilfe in Politikwissenschaft oder BWL zu erhalten.</text:p>
          </table:table-cell>
          <table:table-cell table:number-columns-repeated="2"/>
        </table:table-row>
        <table:table-row table:style-name="ro6">
          <table:table-cell office:value-type="float" office:value="14314689">
            <text:p>14314689</text:p>
          </table:table-cell>
          <table:table-cell office:value-type="float" office:value="-0.0206638239324093">
            <text:p>-0,0206638239</text:p>
          </table:table-cell>
          <table:table-cell office:value-type="string">
            <text:p>Ist wohl ein Erfolgsrezept: sogenannte Künstler mit einen Schaffensniveau auf der Höhe von Schaufensterdekorateuren übergießen ihre Werke mit aktuellem Betroffenheitsgejammer - es findet sich immer irgendein "Macher" in der neuheitsgierigen Managerzirkeln, der darauf ein Loblied pfeift - Hauptsache die Preise steigen und die Auslandsspesen kommen wieder rein</text:p>
          </table:table-cell>
          <table:table-cell table:number-columns-repeated="2"/>
        </table:table-row>
        <table:table-row table:style-name="ro1">
          <table:table-cell office:value-type="float" office:value="14314095">
            <text:p>14314095</text:p>
          </table:table-cell>
          <table:table-cell office:value-type="float" office:value="-0.0904839287516855">
            <text:p>-0,0904839288</text:p>
          </table:table-cell>
          <table:table-cell office:value-type="string">
            <text:p>Vielleicht sollten sich die Banken einfach ab einer relevanten Summe für das Vier-Augen-Prinzip entscheiden. </text:p>
          </table:table-cell>
          <table:table-cell table:number-columns-repeated="2"/>
        </table:table-row>
        <table:table-row table:style-name="ro1">
          <table:table-cell office:value-type="float" office:value="14314068">
            <text:p>14314068</text:p>
          </table:table-cell>
          <table:table-cell office:value-type="float" office:value="-0.0224187063674132">
            <text:p>-0,0224187064</text:p>
          </table:table-cell>
          <table:table-cell office:value-type="string">
            <text:p>Die Frage ist doch, wieviel bekommt eventuell der <text:s/>Richter. Darum geht es doch.</text:p>
          </table:table-cell>
          <table:table-cell table:number-columns-repeated="2"/>
        </table:table-row>
        <table:table-row table:style-name="ro2">
          <table:table-cell office:value-type="float" office:value="14314049">
            <text:p>14314049</text:p>
          </table:table-cell>
          <table:table-cell office:value-type="float" office:value="-0.0354654694124292">
            <text:p>-0,0354654694</text:p>
          </table:table-cell>
          <table:table-cell office:value-type="string">
            <text:p>Es ist auch schwierig an einem Fehler zu glauben. Tipp- oder Kommafehler mögen passieren, aber doch nicht versehentlich den noch offen stehenden Betrag, der sich zudem auf mehrere Adressen verteilt.</text:p>
          </table:table-cell>
          <table:table-cell table:number-columns-repeated="2"/>
        </table:table-row>
        <table:table-row table:style-name="ro1">
          <table:table-cell office:value-type="float" office:value="14314047">
            <text:p>14314047</text:p>
          </table:table-cell>
          <table:table-cell office:value-type="float" office:value="-0.0646386267617345">
            <text:p>-0,0646386268</text:p>
          </table:table-cell>
          <table:table-cell office:value-type="string">
            <text:p>Es muss heissen "überweist 501 Millionen Dollar zu früh" und nicht "zu viel".</text:p>
          </table:table-cell>
          <table:table-cell table:number-columns-repeated="2"/>
        </table:table-row>
        <table:table-row table:style-name="ro1">
          <table:table-cell office:value-type="float" office:value="14314015">
            <text:p>14314015</text:p>
          </table:table-cell>
          <table:table-cell office:value-type="float" office:value="-0.0447314096769939">
            <text:p>-0,0447314097</text:p>
          </table:table-cell>
          <table:table-cell office:value-type="string">
            <text:p>Hat sich die KI der Bank einen Spaß erlaubt? </text:p>
          </table:table-cell>
          <table:table-cell table:number-columns-repeated="2"/>
        </table:table-row>
        <table:table-row table:style-name="ro1">
          <table:table-cell office:value-type="float" office:value="14313974">
            <text:p>14313974</text:p>
          </table:table-cell>
          <table:table-cell office:value-type="float" office:value="-0.057929055968998">
            <text:p>-0,057929056</text:p>
          </table:table-cell>
          <table:table-cell office:value-type="string">
            <text:p>Mir könnte die Citibank ruhig auch 500 Millionen überweisen.</text:p>
          </table:table-cell>
          <table:table-cell table:number-columns-repeated="2"/>
        </table:table-row>
        <table:table-row table:style-name="ro2">
          <table:table-cell office:value-type="float" office:value="14312675">
            <text:p>14312675</text:p>
          </table:table-cell>
          <table:table-cell office:value-type="float" office:value="0.0710787364902596">
            <text:p>0,0710787365</text:p>
          </table:table-cell>
          <table:table-cell office:value-type="string">
            <text:p>Ich hoffe, sie finden den Unmenschen. Es soll niemand rumlaufen und denken, sowas verjährt oder er/ sie kommt ungeschoren davon! </text:p>
          </table:table-cell>
          <table:table-cell table:number-columns-repeated="2"/>
        </table:table-row>
        <table:table-row table:style-name="ro2">
          <table:table-cell office:value-type="float" office:value="14312464">
            <text:p>14312464</text:p>
          </table:table-cell>
          <table:table-cell office:value-type="float" office:value="0.0886047487826242">
            <text:p>0,0886047488</text:p>
          </table:table-cell>
          <table:table-cell office:value-type="string">
            <text:p>2. Versuch: Sucht ist, wenn man durch sein Verhalten, oft in Verbindung mit Rauschmitteln, die Kontrolle über sein Leben verliert. </text:p>
          </table:table-cell>
          <table:table-cell table:number-columns-repeated="2"/>
        </table:table-row>
        <table:table-row table:style-name="ro2">
          <table:table-cell office:value-type="float" office:value="14312460">
            <text:p>14312460</text:p>
          </table:table-cell>
          <table:table-cell office:value-type="float" office:value="-0.0230119639309123">
            <text:p>-0,0230119639</text:p>
          </table:table-cell>
          <table:table-cell office:value-type="string">
            <text:p>War nach den ersten beiden Abschnitten schon gespannt, wie Frau Stokowski diesmal den Link zu ihrem Grundthema findet. In Abschnitt drei dann die Auflösung.</text:p>
          </table:table-cell>
          <table:table-cell table:number-columns-repeated="2"/>
        </table:table-row>
        <table:table-row table:style-name="ro2" table:number-rows-repeated="1048374">
          <table:table-cell table:number-columns-repeated="5"/>
        </table:table-row>
        <table:table-row table:style-name="ro2">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0">20.02.2021</text:date>, <text:time>18:47: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0T18:47:12.32</dc:date>
    <dc:creator>P K</dc:creator>
    <meta:generator>OpenOffice/4.1.8$Win32 OpenOffice.org_project/418m3$Build-9803</meta:generator>
    <meta:editing-duration>PT55M24S</meta:editing-duration>
    <meta:editing-cycles>2</meta:editing-cycles>
    <meta:document-statistic meta:table-count="1" meta:cell-count="743" meta:object-count="0"/>
  </office:meta>
</office:document-meta>
</file>